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5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5.05mm"/>
    </style:style>
    <style:style style:name="co4" style:family="table-column">
      <style:table-column-properties fo:break-before="auto" style:column-width="17.76mm"/>
    </style:style>
    <style:style style:name="co5" style:family="table-column">
      <style:table-column-properties fo:break-before="auto" style:column-width="9.31mm"/>
    </style:style>
    <style:style style:name="co6" style:family="table-column">
      <style:table-column-properties fo:break-before="auto" style:column-width="9.6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11.68mm"/>
    </style:style>
    <style:style style:name="co9" style:family="table-column">
      <style:table-column-properties fo:break-before="auto" style:column-width="15.77mm"/>
    </style:style>
    <style:style style:name="co10" style:family="table-column">
      <style:table-column-properties fo:break-before="auto" style:column-width="18.77mm"/>
    </style:style>
    <style:style style:name="co11" style:family="table-column">
      <style:table-column-properties fo:break-before="auto" style:column-width="14.5mm"/>
    </style:style>
    <style:style style:name="co12" style:family="table-column">
      <style:table-column-properties fo:break-before="auto" style:column-width="29.47mm"/>
    </style:style>
    <style:style style:name="co13" style:family="table-column">
      <style:table-column-properties fo:break-before="auto" style:column-width="27.29mm"/>
    </style:style>
    <style:style style:name="co14" style:family="table-column">
      <style:table-column-properties fo:break-before="auto" style:column-width="7.41mm"/>
    </style:style>
    <style:style style:name="co15" style:family="table-column">
      <style:table-column-properties fo:break-before="auto" style:column-width="28.38mm"/>
    </style:style>
    <style:style style:name="co16" style:family="table-column">
      <style:table-column-properties fo:break-before="auto" style:column-width="10.41mm"/>
    </style:style>
    <style:style style:name="co17" style:family="table-column">
      <style:table-column-properties fo:break-before="auto" style:column-width="21.85mm"/>
    </style:style>
    <style:style style:name="co18" style:family="table-column">
      <style:table-column-properties fo:break-before="auto" style:column-width="22.56mm"/>
    </style:style>
    <style:style style:name="co19" style:family="table-column">
      <style:table-column-properties fo:break-before="auto" style:column-width="27.57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Chart 23" draw:style-name="gr1" draw:text-style-name="P1" svg:width="159.9mm" svg:height="90mm" svg:x="159.66mm" svg:y="746.05mm">
            <draw:object draw:notify-on-update-of-ranges="Feuille1.W1:Feuille1.W1 Feuille1.W2:Feuille1.W2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visibility="collapse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8" table:number-columns-repeated="235" table:default-cell-style-name="ce1"/>
        <table:table-column table:style-name="co18" table:number-columns-repeated="767" table:default-cell-style-name="Default"/>
        <table:table-row table:style-name="ro1">
          <table:table-cell table:style-name="ce2" office:value-type="string" calcext:value-type="string">
            <text:p>IDENT</text:p>
          </table:table-cell>
          <table:table-cell table:style-name="ce2" office:value-type="string" calcext:value-type="string">
            <text:p>MODCOHA</text:p>
          </table:table-cell>
          <table:table-cell table:style-name="ce2" office:value-type="string" calcext:value-type="string">
            <text:p>NBPERS</text:p>
          </table:table-cell>
          <table:table-cell table:style-name="ce2" office:value-type="string" calcext:value-type="string">
            <text:p>NBPIECES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DIPL</text:p>
          </table:table-cell>
          <table:table-cell table:style-name="ce2" office:value-type="string" calcext:value-type="string">
            <text:p>PCS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PATRIMOINE</text:p>
          </table:table-cell>
          <table:table-cell table:style-name="ce2" office:value-type="string" calcext:value-type="string">
            <text:p>REV_DISPONIBLE</text:p>
          </table:table-cell>
          <table:table-cell table:style-name="ce2" office:value-type="string" calcext:value-type="string">
            <text:p>REV_AV_REDISTRIB</text:p>
          </table:table-cell>
          <table:table-cell table:style-name="ce2" office:value-type="string" calcext:value-type="string">
            <text:p>ADULTE</text:p>
          </table:table-cell>
          <table:table-cell table:style-name="ce2" office:value-type="string" calcext:value-type="string">
            <text:p>ENFANT_MOINS14</text:p>
          </table:table-cell>
          <table:table-cell table:style-name="ce2" office:value-type="string" calcext:value-type="string">
            <text:p>ENFANT_PLUS14</text:p>
          </table:table-cell>
          <table:table-cell table:style-name="ce2" office:value-type="string" calcext:value-type="string">
            <text:p>UC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ALEA</text:p>
          </table:table-cell>
          <table:table-cell table:style-name="ce2" office:value-type="string" calcext:value-type="string">
            <text:p>REPONDANT</text:p>
          </table:table-cell>
          <table:table-cell table:style-name="ce2" office:value-type="string" calcext:value-type="string">
            <text:p>TYPE_LOG</text:p>
          </table:table-cell>
          <table:table-cell table:style-name="ce2" office:value-type="string" calcext:value-type="string">
            <text:p>JARDIN_INDIC</text:p>
          </table:table-cell>
          <table:table-cell table:style-name="ce2" office:value-type="string" calcext:value-type="string">
            <text:p>PISCINE_IND</text:p>
          </table:table-cell>
          <table:table-cell table:style-name="ce2" office:value-type="string" calcext:value-type="string">
            <text:p>SUPERF_JARDIN</text:p>
          </table:table-cell>
          <table:table-cell table:style-name="ce2" office:value-type="string" calcext:value-type="string">
            <text:p>SUPERF_LO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1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39111" calcext:value-type="float">
            <text:p>439111</text:p>
          </table:table-cell>
          <table:table-cell office:value-type="float" office:value="28451" calcext:value-type="float">
            <text:p>28451</text:p>
          </table:table-cell>
          <table:table-cell office:value-type="float" office:value="26237.5122" calcext:value-type="float">
            <text:p>26237,5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51" calcext:value-type="float">
            <text:p>2845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9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148" calcext:value-type="float">
            <text:p>52148</text:p>
          </table:table-cell>
          <table:table-cell office:value-type="float" office:value="21217" calcext:value-type="float">
            <text:p>21217</text:p>
          </table:table-cell>
          <table:table-cell office:value-type="float" office:value="17376.723" calcext:value-type="float">
            <text:p>17376,7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17" calcext:value-type="float">
            <text:p>2121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760" calcext:value-type="float">
            <text:p>69760</text:p>
          </table:table-cell>
          <table:table-cell office:value-type="float" office:value="23625" calcext:value-type="float">
            <text:p>23625</text:p>
          </table:table-cell>
          <table:table-cell office:value-type="float" office:value="21286.125" calcext:value-type="float">
            <text:p>21286,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25" calcext:value-type="float">
            <text:p>2362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2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28" calcext:value-type="float">
            <text:p>828</text:p>
          </table:table-cell>
          <table:table-cell office:value-type="float" office:value="22377" calcext:value-type="float">
            <text:p>22377</text:p>
          </table:table-cell>
          <table:table-cell office:value-type="float" office:value="19450.0884" calcext:value-type="float">
            <text:p>19450,08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377" calcext:value-type="float">
            <text:p>2237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940" calcext:value-type="float">
            <text:p>49940</text:p>
          </table:table-cell>
          <table:table-cell office:value-type="float" office:value="27422" calcext:value-type="float">
            <text:p>27422</text:p>
          </table:table-cell>
          <table:table-cell office:value-type="float" office:value="25288.5684" calcext:value-type="float">
            <text:p>25288,56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22" calcext:value-type="float">
            <text:p>2742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0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684" calcext:value-type="float">
            <text:p>47684</text:p>
          </table:table-cell>
          <table:table-cell office:value-type="float" office:value="27495" calcext:value-type="float">
            <text:p>27495</text:p>
          </table:table-cell>
          <table:table-cell office:value-type="float" office:value="25355.889" calcext:value-type="float">
            <text:p>25355,8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95" calcext:value-type="float">
            <text:p>2749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6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 office:value-type="float" office:value="10909" calcext:value-type="float">
            <text:p>10909</text:p>
          </table:table-cell>
          <table:table-cell office:value-type="float" office:value="5454.5" calcext:value-type="float">
            <text:p>5454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09" calcext:value-type="float">
            <text:p>1090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8" calcext:value-type="float">
            <text:p>11208</text:p>
          </table:table-cell>
          <table:table-cell office:value-type="float" office:value="5604" calcext:value-type="float">
            <text:p>56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08" calcext:value-type="float">
            <text:p>1120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6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466" calcext:value-type="float">
            <text:p>53466</text:p>
          </table:table-cell>
          <table:table-cell office:value-type="float" office:value="13100" calcext:value-type="float">
            <text:p>13100</text:p>
          </table:table-cell>
          <table:table-cell office:value-type="float" office:value="9754.26" calcext:value-type="float">
            <text:p>9754,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00" calcext:value-type="float">
            <text:p>1310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014" calcext:value-type="float">
            <text:p>64014</text:p>
          </table:table-cell>
          <table:table-cell office:value-type="float" office:value="24873" calcext:value-type="float">
            <text:p>24873</text:p>
          </table:table-cell>
          <table:table-cell office:value-type="float" office:value="22410.573" calcext:value-type="float">
            <text:p>22410,5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3" calcext:value-type="float">
            <text:p>2487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5927" calcext:value-type="float">
            <text:p>45927</text:p>
          </table:table-cell>
          <table:table-cell office:value-type="float" office:value="28385" calcext:value-type="float">
            <text:p>28385</text:p>
          </table:table-cell>
          <table:table-cell office:value-type="float" office:value="26176.647" calcext:value-type="float">
            <text:p>26176,6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5" calcext:value-type="float">
            <text:p>2838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771" calcext:value-type="float">
            <text:p>58771</text:p>
          </table:table-cell>
          <table:table-cell office:value-type="float" office:value="12816" calcext:value-type="float">
            <text:p>12816</text:p>
          </table:table-cell>
          <table:table-cell office:value-type="float" office:value="6408" calcext:value-type="float">
            <text:p>6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16" calcext:value-type="float">
            <text:p>1281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7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142" calcext:value-type="float">
            <text:p>42142</text:p>
          </table:table-cell>
          <table:table-cell office:value-type="float" office:value="29321" calcext:value-type="float">
            <text:p>29321</text:p>
          </table:table-cell>
          <table:table-cell office:value-type="float" office:value="27039.8262" calcext:value-type="float">
            <text:p>27039,8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1" calcext:value-type="float">
            <text:p>2932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4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638" calcext:value-type="float">
            <text:p>53638</text:p>
          </table:table-cell>
          <table:table-cell office:value-type="float" office:value="13364" calcext:value-type="float">
            <text:p>13364</text:p>
          </table:table-cell>
          <table:table-cell office:value-type="float" office:value="9950.8344" calcext:value-type="float">
            <text:p>9950,8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64" calcext:value-type="float">
            <text:p>1336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8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62810" calcext:value-type="float">
            <text:p>1562810</text:p>
          </table:table-cell>
          <table:table-cell office:value-type="float" office:value="77078" calcext:value-type="float">
            <text:p>77078</text:p>
          </table:table-cell>
          <table:table-cell office:value-type="float" office:value="92493.6" calcext:value-type="float">
            <text:p>92493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51385.3333333333" calcext:value-type="float">
            <text:p>51385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4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983" calcext:value-type="float">
            <text:p>6983</text:p>
          </table:table-cell>
          <table:table-cell office:value-type="float" office:value="22419" calcext:value-type="float">
            <text:p>22419</text:p>
          </table:table-cell>
          <table:table-cell office:value-type="float" office:value="19486.5948" calcext:value-type="float">
            <text:p>19486,5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19" calcext:value-type="float">
            <text:p>2241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17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6332" calcext:value-type="float">
            <text:p>76332</text:p>
          </table:table-cell>
          <table:table-cell office:value-type="float" office:value="26340" calcext:value-type="float">
            <text:p>26340</text:p>
          </table:table-cell>
          <table:table-cell office:value-type="float" office:value="23732.34" calcext:value-type="float">
            <text:p>23732,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40" calcext:value-type="float">
            <text:p>2634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0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031" calcext:value-type="float">
            <text:p>43031</text:p>
          </table:table-cell>
          <table:table-cell office:value-type="float" office:value="22879" calcext:value-type="float">
            <text:p>22879</text:p>
          </table:table-cell>
          <table:table-cell office:value-type="float" office:value="19886.4268" calcext:value-type="float">
            <text:p>19886,4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79" calcext:value-type="float">
            <text:p>2287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4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277" calcext:value-type="float">
            <text:p>5277</text:p>
          </table:table-cell>
          <table:table-cell office:value-type="float" office:value="23221" calcext:value-type="float">
            <text:p>23221</text:p>
          </table:table-cell>
          <table:table-cell office:value-type="float" office:value="20922.121" calcext:value-type="float">
            <text:p>20922,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21" calcext:value-type="float">
            <text:p>23221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iscin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3645" calcext:value-type="float">
            <text:p>63645</text:p>
          </table:table-cell>
          <table:table-cell office:value-type="float" office:value="23933" calcext:value-type="float">
            <text:p>23933</text:p>
          </table:table-cell>
          <table:table-cell office:value-type="float" office:value="21563.633" calcext:value-type="float">
            <text:p>21563,6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33" calcext:value-type="float">
            <text:p>239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5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1642" calcext:value-type="float">
            <text:p>71642</text:p>
          </table:table-cell>
          <table:table-cell office:value-type="float" office:value="12947" calcext:value-type="float">
            <text:p>12947</text:p>
          </table:table-cell>
          <table:table-cell office:value-type="float" office:value="9640.3362" calcext:value-type="float">
            <text:p>9640,3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47" calcext:value-type="float">
            <text:p>1294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8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707" calcext:value-type="float">
            <text:p>66707</text:p>
          </table:table-cell>
          <table:table-cell office:value-type="float" office:value="13139" calcext:value-type="float">
            <text:p>13139</text:p>
          </table:table-cell>
          <table:table-cell office:value-type="float" office:value="9783.2994" calcext:value-type="float">
            <text:p>9783,2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39" calcext:value-type="float">
            <text:p>1313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63025" calcext:value-type="float">
            <text:p>463025</text:p>
          </table:table-cell>
          <table:table-cell office:value-type="float" office:value="43410" calcext:value-type="float">
            <text:p>43410</text:p>
          </table:table-cell>
          <table:table-cell office:value-type="float" office:value="46318.47" calcext:value-type="float">
            <text:p>46318,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8940" calcext:value-type="float">
            <text:p>2894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9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  <table:table-cell office:value-type="float" office:value="11046" calcext:value-type="float">
            <text:p>11046</text:p>
          </table:table-cell>
          <table:table-cell office:value-type="float" office:value="5523" calcext:value-type="float">
            <text:p>55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46" calcext:value-type="float">
            <text:p>1104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250" calcext:value-type="float">
            <text:p>64250</text:p>
          </table:table-cell>
          <table:table-cell office:value-type="float" office:value="12901" calcext:value-type="float">
            <text:p>12901</text:p>
          </table:table-cell>
          <table:table-cell office:value-type="float" office:value="9606.0846" calcext:value-type="float">
            <text:p>9606,08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01" calcext:value-type="float">
            <text:p>12901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4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00" calcext:value-type="float">
            <text:p>6300</text:p>
          </table:table-cell>
          <table:table-cell office:value-type="float" office:value="24095" calcext:value-type="float">
            <text:p>24095</text:p>
          </table:table-cell>
          <table:table-cell office:value-type="float" office:value="21709.595" calcext:value-type="float">
            <text:p>21709,5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95" calcext:value-type="float">
            <text:p>2409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9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9311" calcext:value-type="float">
            <text:p>439311</text:p>
          </table:table-cell>
          <table:table-cell office:value-type="float" office:value="30597" calcext:value-type="float">
            <text:p>30597</text:p>
          </table:table-cell>
          <table:table-cell office:value-type="float" office:value="28216.5534" calcext:value-type="float">
            <text:p>28216,55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97" calcext:value-type="float">
            <text:p>3059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931" calcext:value-type="float">
            <text:p>64931</text:p>
          </table:table-cell>
          <table:table-cell office:value-type="float" office:value="14024" calcext:value-type="float">
            <text:p>14024</text:p>
          </table:table-cell>
          <table:table-cell office:value-type="float" office:value="10442.2704" calcext:value-type="float">
            <text:p>10442,27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24" calcext:value-type="float">
            <text:p>1402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969" calcext:value-type="float">
            <text:p>22969</text:p>
          </table:table-cell>
          <table:table-cell office:value-type="float" office:value="19964.6548" calcext:value-type="float">
            <text:p>19964,65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69" calcext:value-type="float">
            <text:p>2296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9901" calcext:value-type="float">
            <text:p>459901</text:p>
          </table:table-cell>
          <table:table-cell office:value-type="float" office:value="40353" calcext:value-type="float">
            <text:p>40353</text:p>
          </table:table-cell>
          <table:table-cell office:value-type="float" office:value="39723.4932" calcext:value-type="float">
            <text:p>39723,49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6902" calcext:value-type="float">
            <text:p>2690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269" calcext:value-type="float">
            <text:p>52269</text:p>
          </table:table-cell>
          <table:table-cell office:value-type="float" office:value="22814" calcext:value-type="float">
            <text:p>22814</text:p>
          </table:table-cell>
          <table:table-cell office:value-type="float" office:value="19829.9288" calcext:value-type="float">
            <text:p>19829,9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14" calcext:value-type="float">
            <text:p>2281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5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438" calcext:value-type="float">
            <text:p>68438</text:p>
          </table:table-cell>
          <table:table-cell office:value-type="float" office:value="13915" calcext:value-type="float">
            <text:p>13915</text:p>
          </table:table-cell>
          <table:table-cell office:value-type="float" office:value="10361.109" calcext:value-type="float">
            <text:p>10361,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15" calcext:value-type="float">
            <text:p>1391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5830" calcext:value-type="float">
            <text:p>65830</text:p>
          </table:table-cell>
          <table:table-cell office:value-type="float" office:value="13032" calcext:value-type="float">
            <text:p>13032</text:p>
          </table:table-cell>
          <table:table-cell office:value-type="float" office:value="9703.6272" calcext:value-type="float">
            <text:p>9703,6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32" calcext:value-type="float">
            <text:p>1303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7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7" calcext:value-type="float">
            <text:p>17357</text:p>
          </table:table-cell>
          <table:table-cell office:value-type="float" office:value="14215.383" calcext:value-type="float">
            <text:p>14215,3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1571.3333333333" calcext:value-type="float">
            <text:p>11571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6294" calcext:value-type="float">
            <text:p>66294</text:p>
          </table:table-cell>
          <table:table-cell office:value-type="float" office:value="23632" calcext:value-type="float">
            <text:p>23632</text:p>
          </table:table-cell>
          <table:table-cell office:value-type="float" office:value="21292.432" calcext:value-type="float">
            <text:p>21292,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32" calcext:value-type="float">
            <text:p>2363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1669" calcext:value-type="float">
            <text:p>121669</text:p>
          </table:table-cell>
          <table:table-cell office:value-type="float" office:value="29506" calcext:value-type="float">
            <text:p>29506</text:p>
          </table:table-cell>
          <table:table-cell office:value-type="float" office:value="27210.4332" calcext:value-type="float">
            <text:p>27210,4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06" calcext:value-type="float">
            <text:p>2950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407" calcext:value-type="float">
            <text:p>125407</text:p>
          </table:table-cell>
          <table:table-cell office:value-type="float" office:value="12681" calcext:value-type="float">
            <text:p>12681</text:p>
          </table:table-cell>
          <table:table-cell office:value-type="float" office:value="6340.5" calcext:value-type="float">
            <text:p>634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81" calcext:value-type="float">
            <text:p>1268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38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581" calcext:value-type="float">
            <text:p>69581</text:p>
          </table:table-cell>
          <table:table-cell office:value-type="float" office:value="13076" calcext:value-type="float">
            <text:p>13076</text:p>
          </table:table-cell>
          <table:table-cell office:value-type="float" office:value="9736.3896" calcext:value-type="float">
            <text:p>9736,38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76" calcext:value-type="float">
            <text:p>1307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39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3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474" calcext:value-type="float">
            <text:p>63474</text:p>
          </table:table-cell>
          <table:table-cell office:value-type="float" office:value="13228" calcext:value-type="float">
            <text:p>13228</text:p>
          </table:table-cell>
          <table:table-cell office:value-type="float" office:value="9849.5688" calcext:value-type="float">
            <text:p>9849,5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28" calcext:value-type="float">
            <text:p>1322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40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5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395" calcext:value-type="float">
            <text:p>123395</text:p>
          </table:table-cell>
          <table:table-cell office:value-type="float" office:value="22514" calcext:value-type="float">
            <text:p>22514</text:p>
          </table:table-cell>
          <table:table-cell office:value-type="float" office:value="19569.1688" calcext:value-type="float">
            <text:p>19569,16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5009.3333333333" calcext:value-type="float">
            <text:p>15009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41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273" calcext:value-type="float">
            <text:p>69273</text:p>
          </table:table-cell>
          <table:table-cell office:value-type="float" office:value="23162" calcext:value-type="float">
            <text:p>23162</text:p>
          </table:table-cell>
          <table:table-cell office:value-type="float" office:value="20868.962" calcext:value-type="float">
            <text:p>20868,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62" calcext:value-type="float">
            <text:p>2316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42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63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743" calcext:value-type="float">
            <text:p>44743</text:p>
          </table:table-cell>
          <table:table-cell office:value-type="float" office:value="24060" calcext:value-type="float">
            <text:p>24060</text:p>
          </table:table-cell>
          <table:table-cell office:value-type="float" office:value="21678.06" calcext:value-type="float">
            <text:p>21678,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60" calcext:value-type="float">
            <text:p>2406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43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1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2478" calcext:value-type="float">
            <text:p>72478</text:p>
          </table:table-cell>
          <table:table-cell office:value-type="float" office:value="26628" calcext:value-type="float">
            <text:p>26628</text:p>
          </table:table-cell>
          <table:table-cell office:value-type="float" office:value="23991.828" calcext:value-type="float">
            <text:p>23991,8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28" calcext:value-type="float">
            <text:p>2662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44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9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377" calcext:value-type="float">
            <text:p>498377</text:p>
          </table:table-cell>
          <table:table-cell office:value-type="float" office:value="30660" calcext:value-type="float">
            <text:p>30660</text:p>
          </table:table-cell>
          <table:table-cell office:value-type="float" office:value="28274.652" calcext:value-type="float">
            <text:p>28274,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60" calcext:value-type="float">
            <text:p>3066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45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1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3707" calcext:value-type="float">
            <text:p>403707</text:p>
          </table:table-cell>
          <table:table-cell office:value-type="float" office:value="39685" calcext:value-type="float">
            <text:p>39685</text:p>
          </table:table-cell>
          <table:table-cell office:value-type="float" office:value="39065.914" calcext:value-type="float">
            <text:p>39065,9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85" calcext:value-type="float">
            <text:p>3968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46]*20"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876" calcext:value-type="float">
            <text:p>74876</text:p>
          </table:table-cell>
          <table:table-cell office:value-type="float" office:value="21457" calcext:value-type="float">
            <text:p>21457</text:p>
          </table:table-cell>
          <table:table-cell office:value-type="float" office:value="18650.4244" calcext:value-type="float">
            <text:p>18650,42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304.6666666667" calcext:value-type="float">
            <text:p>14304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136" calcext:value-type="float">
            <text:p>46136</text:p>
          </table:table-cell>
          <table:table-cell office:value-type="float" office:value="23274" calcext:value-type="float">
            <text:p>23274</text:p>
          </table:table-cell>
          <table:table-cell office:value-type="float" office:value="20969.874" calcext:value-type="float">
            <text:p>20969,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74" calcext:value-type="float">
            <text:p>2327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13287" calcext:value-type="float">
            <text:p>613287</text:p>
          </table:table-cell>
          <table:table-cell office:value-type="float" office:value="53178" calcext:value-type="float">
            <text:p>53178</text:p>
          </table:table-cell>
          <table:table-cell office:value-type="float" office:value="59931.606" calcext:value-type="float">
            <text:p>59931,6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452" calcext:value-type="float">
            <text:p>3545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6805" calcext:value-type="float">
            <text:p>466805</text:p>
          </table:table-cell>
          <table:table-cell office:value-type="float" office:value="41096" calcext:value-type="float">
            <text:p>41096</text:p>
          </table:table-cell>
          <table:table-cell office:value-type="float" office:value="40454.9024" calcext:value-type="float">
            <text:p>40454,9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7397.3333333333" calcext:value-type="float">
            <text:p>27397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7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1841" calcext:value-type="float">
            <text:p>71841</text:p>
          </table:table-cell>
          <table:table-cell office:value-type="float" office:value="13157" calcext:value-type="float">
            <text:p>13157</text:p>
          </table:table-cell>
          <table:table-cell office:value-type="float" office:value="9796.7022" calcext:value-type="float">
            <text:p>9796,7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57" calcext:value-type="float">
            <text:p>1315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7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3926" calcext:value-type="float">
            <text:p>543926</text:p>
          </table:table-cell>
          <table:table-cell office:value-type="float" office:value="49166" calcext:value-type="float">
            <text:p>49166</text:p>
          </table:table-cell>
          <table:table-cell office:value-type="float" office:value="55410.082" calcext:value-type="float">
            <text:p>55410,0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2777.3333333333" calcext:value-type="float">
            <text:p>32777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370" calcext:value-type="float">
            <text:p>370</text:p>
          </table:table-cell>
          <table:table-cell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3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66926" calcext:value-type="float">
            <text:p>466926</text:p>
          </table:table-cell>
          <table:table-cell office:value-type="float" office:value="43376" calcext:value-type="float">
            <text:p>43376</text:p>
          </table:table-cell>
          <table:table-cell office:value-type="float" office:value="46282.192" calcext:value-type="float">
            <text:p>46282,1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8917.3333333333" calcext:value-type="float">
            <text:p>28917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845" calcext:value-type="float">
            <text:p>73845</text:p>
          </table:table-cell>
          <table:table-cell office:value-type="float" office:value="13231" calcext:value-type="float">
            <text:p>13231</text:p>
          </table:table-cell>
          <table:table-cell office:value-type="float" office:value="9851.8026" calcext:value-type="float">
            <text:p>9851,80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31" calcext:value-type="float">
            <text:p>13231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9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356" calcext:value-type="float">
            <text:p>68356</text:p>
          </table:table-cell>
          <table:table-cell office:value-type="float" office:value="22930" calcext:value-type="float">
            <text:p>22930</text:p>
          </table:table-cell>
          <table:table-cell office:value-type="float" office:value="19930.756" calcext:value-type="float">
            <text:p>19930,7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30" calcext:value-type="float">
            <text:p>2293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5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5941" calcext:value-type="float">
            <text:p>145941</text:p>
          </table:table-cell>
          <table:table-cell office:value-type="float" office:value="27421" calcext:value-type="float">
            <text:p>27421</text:p>
          </table:table-cell>
          <table:table-cell office:value-type="float" office:value="25287.6462" calcext:value-type="float">
            <text:p>25287,64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21" calcext:value-type="float">
            <text:p>2742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0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6059" calcext:value-type="float">
            <text:p>126059</text:p>
          </table:table-cell>
          <table:table-cell office:value-type="float" office:value="28164" calcext:value-type="float">
            <text:p>28164</text:p>
          </table:table-cell>
          <table:table-cell office:value-type="float" office:value="25972.8408" calcext:value-type="float">
            <text:p>25972,8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64" calcext:value-type="float">
            <text:p>2816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3266" calcext:value-type="float">
            <text:p>123266</text:p>
          </table:table-cell>
          <table:table-cell office:value-type="float" office:value="28356" calcext:value-type="float">
            <text:p>28356</text:p>
          </table:table-cell>
          <table:table-cell office:value-type="float" office:value="26149.9032" calcext:value-type="float">
            <text:p>26149,90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56" calcext:value-type="float">
            <text:p>2835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4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7115" calcext:value-type="float">
            <text:p>407115</text:p>
          </table:table-cell>
          <table:table-cell office:value-type="float" office:value="38940" calcext:value-type="float">
            <text:p>38940</text:p>
          </table:table-cell>
          <table:table-cell office:value-type="float" office:value="35910.468" calcext:value-type="float">
            <text:p>35910,4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940" calcext:value-type="float">
            <text:p>3894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9596" calcext:value-type="float">
            <text:p>409596</text:p>
          </table:table-cell>
          <table:table-cell office:value-type="float" office:value="39933" calcext:value-type="float">
            <text:p>39933</text:p>
          </table:table-cell>
          <table:table-cell office:value-type="float" office:value="39310.0452" calcext:value-type="float">
            <text:p>39310,0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3" calcext:value-type="float">
            <text:p>399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6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407" calcext:value-type="float">
            <text:p>70407</text:p>
          </table:table-cell>
          <table:table-cell office:value-type="float" office:value="12708" calcext:value-type="float">
            <text:p>12708</text:p>
          </table:table-cell>
          <table:table-cell office:value-type="float" office:value="6354" calcext:value-type="float">
            <text:p>6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08" calcext:value-type="float">
            <text:p>1270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980" calcext:value-type="float">
            <text:p>58980</text:p>
          </table:table-cell>
          <table:table-cell office:value-type="float" office:value="12746" calcext:value-type="float">
            <text:p>12746</text:p>
          </table:table-cell>
          <table:table-cell office:value-type="float" office:value="6373" calcext:value-type="float">
            <text:p>63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46" calcext:value-type="float">
            <text:p>1274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8025" calcext:value-type="float">
            <text:p>68025</text:p>
          </table:table-cell>
          <table:table-cell office:value-type="float" office:value="23411" calcext:value-type="float">
            <text:p>23411</text:p>
          </table:table-cell>
          <table:table-cell office:value-type="float" office:value="21093.311" calcext:value-type="float">
            <text:p>21093,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11" calcext:value-type="float">
            <text:p>2341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1356" calcext:value-type="float">
            <text:p>71356</text:p>
          </table:table-cell>
          <table:table-cell office:value-type="float" office:value="23980" calcext:value-type="float">
            <text:p>23980</text:p>
          </table:table-cell>
          <table:table-cell office:value-type="float" office:value="21605.98" calcext:value-type="float">
            <text:p>21605,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80" calcext:value-type="float">
            <text:p>2398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2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3965" calcext:value-type="float">
            <text:p>63965</text:p>
          </table:table-cell>
          <table:table-cell office:value-type="float" office:value="38055" calcext:value-type="float">
            <text:p>38055</text:p>
          </table:table-cell>
          <table:table-cell office:value-type="float" office:value="35094.321" calcext:value-type="float">
            <text:p>35094,3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5370" calcext:value-type="float">
            <text:p>2537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2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78231" calcext:value-type="float">
            <text:p>478231</text:p>
          </table:table-cell>
          <table:table-cell office:value-type="float" office:value="46528" calcext:value-type="float">
            <text:p>46528</text:p>
          </table:table-cell>
          <table:table-cell office:value-type="float" office:value="49645.376" calcext:value-type="float">
            <text:p>49645,3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1018.6666666667" calcext:value-type="float">
            <text:p>31018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9007" calcext:value-type="float">
            <text:p>459007</text:p>
          </table:table-cell>
          <table:table-cell office:value-type="float" office:value="44487" calcext:value-type="float">
            <text:p>44487</text:p>
          </table:table-cell>
          <table:table-cell office:value-type="float" office:value="47467.629" calcext:value-type="float">
            <text:p>47467,6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9658" calcext:value-type="float">
            <text:p>2965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61451" calcext:value-type="float">
            <text:p>1061451</text:p>
          </table:table-cell>
          <table:table-cell office:value-type="float" office:value="47790" calcext:value-type="float">
            <text:p>47790</text:p>
          </table:table-cell>
          <table:table-cell office:value-type="float" office:value="53859.33" calcext:value-type="float">
            <text:p>53859,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26550" calcext:value-type="float">
            <text:p>2655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340" calcext:value-type="float">
            <text:p>34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9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54217" calcext:value-type="float">
            <text:p>554217</text:p>
          </table:table-cell>
          <table:table-cell office:value-type="float" office:value="42443" calcext:value-type="float">
            <text:p>42443</text:p>
          </table:table-cell>
          <table:table-cell office:value-type="float" office:value="41780.8892" calcext:value-type="float">
            <text:p>41780,88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8295.3333333333" calcext:value-type="float">
            <text:p>28295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646" calcext:value-type="float">
            <text:p>24646</text:p>
          </table:table-cell>
          <table:table-cell office:value-type="float" office:value="22206.046" calcext:value-type="float">
            <text:p>22206,0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46" calcext:value-type="float">
            <text:p>2464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55" calcext:value-type="float">
            <text:p>255</text:p>
          </table:table-cell>
          <table:table-cell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4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204" calcext:value-type="float">
            <text:p>40204</text:p>
          </table:table-cell>
          <table:table-cell office:value-type="float" office:value="11602" calcext:value-type="float">
            <text:p>11602</text:p>
          </table:table-cell>
          <table:table-cell office:value-type="float" office:value="5801" calcext:value-type="float">
            <text:p>58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02" calcext:value-type="float">
            <text:p>1160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986" calcext:value-type="float">
            <text:p>69986</text:p>
          </table:table-cell>
          <table:table-cell office:value-type="float" office:value="13005" calcext:value-type="float">
            <text:p>13005</text:p>
          </table:table-cell>
          <table:table-cell office:value-type="float" office:value="9683.523" calcext:value-type="float">
            <text:p>9683,5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05" calcext:value-type="float">
            <text:p>1300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708" calcext:value-type="float">
            <text:p>66708</text:p>
          </table:table-cell>
          <table:table-cell office:value-type="float" office:value="13125" calcext:value-type="float">
            <text:p>13125</text:p>
          </table:table-cell>
          <table:table-cell office:value-type="float" office:value="9772.875" calcext:value-type="float">
            <text:p>9772,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25" calcext:value-type="float">
            <text:p>1312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4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788" calcext:value-type="float">
            <text:p>123788</text:p>
          </table:table-cell>
          <table:table-cell office:value-type="float" office:value="21960" calcext:value-type="float">
            <text:p>21960</text:p>
          </table:table-cell>
          <table:table-cell office:value-type="float" office:value="19087.632" calcext:value-type="float">
            <text:p>19087,6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640" calcext:value-type="float">
            <text:p>1464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399" calcext:value-type="float">
            <text:p>6399</text:p>
          </table:table-cell>
          <table:table-cell office:value-type="float" office:value="27002" calcext:value-type="float">
            <text:p>27002</text:p>
          </table:table-cell>
          <table:table-cell office:value-type="float" office:value="24328.802" calcext:value-type="float">
            <text:p>24328,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02" calcext:value-type="float">
            <text:p>2700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7684" calcext:value-type="float">
            <text:p>197684</text:p>
          </table:table-cell>
          <table:table-cell office:value-type="float" office:value="28026" calcext:value-type="float">
            <text:p>28026</text:p>
          </table:table-cell>
          <table:table-cell office:value-type="float" office:value="25845.5772" calcext:value-type="float">
            <text:p>25845,57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6" calcext:value-type="float">
            <text:p>2802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2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4927" calcext:value-type="float">
            <text:p>484927</text:p>
          </table:table-cell>
          <table:table-cell office:value-type="float" office:value="44418" calcext:value-type="float">
            <text:p>44418</text:p>
          </table:table-cell>
          <table:table-cell office:value-type="float" office:value="47394.006" calcext:value-type="float">
            <text:p>47394,0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9612" calcext:value-type="float">
            <text:p>2961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072" calcext:value-type="float">
            <text:p>40072</text:p>
          </table:table-cell>
          <table:table-cell office:value-type="float" office:value="10749" calcext:value-type="float">
            <text:p>10749</text:p>
          </table:table-cell>
          <table:table-cell office:value-type="float" office:value="5374.5" calcext:value-type="float">
            <text:p>5374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49" calcext:value-type="float">
            <text:p>1074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5130" calcext:value-type="float">
            <text:p>65130</text:p>
          </table:table-cell>
          <table:table-cell office:value-type="float" office:value="13072" calcext:value-type="float">
            <text:p>13072</text:p>
          </table:table-cell>
          <table:table-cell office:value-type="float" office:value="9733.4112" calcext:value-type="float">
            <text:p>9733,4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72" calcext:value-type="float">
            <text:p>1307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925" calcext:value-type="float">
            <text:p>57925</text:p>
          </table:table-cell>
          <table:table-cell office:value-type="float" office:value="12843" calcext:value-type="float">
            <text:p>12843</text:p>
          </table:table-cell>
          <table:table-cell office:value-type="float" office:value="6421.5" calcext:value-type="float">
            <text:p>642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43" calcext:value-type="float">
            <text:p>1284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113" calcext:value-type="float">
            <text:p>498113</text:p>
          </table:table-cell>
          <table:table-cell office:value-type="float" office:value="30611" calcext:value-type="float">
            <text:p>30611</text:p>
          </table:table-cell>
          <table:table-cell office:value-type="float" office:value="28229.4642" calcext:value-type="float">
            <text:p>28229,46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11" calcext:value-type="float">
            <text:p>30611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307" calcext:value-type="float">
            <text:p>125307</text:p>
          </table:table-cell>
          <table:table-cell office:value-type="float" office:value="13326" calcext:value-type="float">
            <text:p>13326</text:p>
          </table:table-cell>
          <table:table-cell office:value-type="float" office:value="9922.5396" calcext:value-type="float">
            <text:p>9922,53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26" calcext:value-type="float">
            <text:p>1332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50" calcext:value-type="float">
            <text:p>450</text:p>
          </table:table-cell>
          <table:table-cell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96917" calcext:value-type="float">
            <text:p>196917</text:p>
          </table:table-cell>
          <table:table-cell office:value-type="float" office:value="28271" calcext:value-type="float">
            <text:p>28271</text:p>
          </table:table-cell>
          <table:table-cell office:value-type="float" office:value="26071.5162" calcext:value-type="float">
            <text:p>26071,5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71" calcext:value-type="float">
            <text:p>2827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6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5179" calcext:value-type="float">
            <text:p>125179</text:p>
          </table:table-cell>
          <table:table-cell office:value-type="float" office:value="26553" calcext:value-type="float">
            <text:p>26553</text:p>
          </table:table-cell>
          <table:table-cell office:value-type="float" office:value="23924.253" calcext:value-type="float">
            <text:p>23924,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53" calcext:value-type="float">
            <text:p>2655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3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6605" calcext:value-type="float">
            <text:p>416605</text:p>
          </table:table-cell>
          <table:table-cell office:value-type="float" office:value="35566" calcext:value-type="float">
            <text:p>35566</text:p>
          </table:table-cell>
          <table:table-cell office:value-type="float" office:value="32798.9652" calcext:value-type="float">
            <text:p>32798,9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566" calcext:value-type="float">
            <text:p>3556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628" calcext:value-type="float">
            <text:p>52628</text:p>
          </table:table-cell>
          <table:table-cell office:value-type="float" office:value="12616" calcext:value-type="float">
            <text:p>12616</text:p>
          </table:table-cell>
          <table:table-cell office:value-type="float" office:value="6308" calcext:value-type="float">
            <text:p>6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410.66666666667" calcext:value-type="float">
            <text:p>8410,6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2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18256" calcext:value-type="float">
            <text:p>18256</text:p>
          </table:table-cell>
          <table:table-cell office:value-type="float" office:value="14951.664" calcext:value-type="float">
            <text:p>14951,6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2170.6666666667" calcext:value-type="float">
            <text:p>12170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6745" calcext:value-type="float">
            <text:p>126745</text:p>
          </table:table-cell>
          <table:table-cell office:value-type="float" office:value="22441" calcext:value-type="float">
            <text:p>22441</text:p>
          </table:table-cell>
          <table:table-cell office:value-type="float" office:value="19505.7172" calcext:value-type="float">
            <text:p>19505,71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960.6666666667" calcext:value-type="float">
            <text:p>14960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3514" calcext:value-type="float">
            <text:p>23514</text:p>
          </table:table-cell>
          <table:table-cell office:value-type="float" office:value="21186.114" calcext:value-type="float">
            <text:p>21186,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14" calcext:value-type="float">
            <text:p>2351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3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9464" calcext:value-type="float">
            <text:p>419464</text:p>
          </table:table-cell>
          <table:table-cell office:value-type="float" office:value="44614" calcext:value-type="float">
            <text:p>44614</text:p>
          </table:table-cell>
          <table:table-cell office:value-type="float" office:value="47603.138" calcext:value-type="float">
            <text:p>47603,1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9742.6666666667" calcext:value-type="float">
            <text:p>29742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074" calcext:value-type="float">
            <text:p>127074</text:p>
          </table:table-cell>
          <table:table-cell office:value-type="float" office:value="22240" calcext:value-type="float">
            <text:p>22240</text:p>
          </table:table-cell>
          <table:table-cell office:value-type="float" office:value="19331.008" calcext:value-type="float">
            <text:p>19331,0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826.6666666667" calcext:value-type="float">
            <text:p>14826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2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6311" calcext:value-type="float">
            <text:p>546311</text:p>
          </table:table-cell>
          <table:table-cell office:value-type="float" office:value="44363" calcext:value-type="float">
            <text:p>44363</text:p>
          </table:table-cell>
          <table:table-cell office:value-type="float" office:value="47335.321" calcext:value-type="float">
            <text:p>47335,3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9575.3333333333" calcext:value-type="float">
            <text:p>29575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50" calcext:value-type="float">
            <text:p>150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4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float" office:value="18597" calcext:value-type="float">
            <text:p>18597</text:p>
          </table:table-cell>
          <table:table-cell office:value-type="float" office:value="15230.943" calcext:value-type="float">
            <text:p>15230,9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2398" calcext:value-type="float">
            <text:p>1239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4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9718" calcext:value-type="float">
            <text:p>79718</text:p>
          </table:table-cell>
          <table:table-cell office:value-type="float" office:value="38311" calcext:value-type="float">
            <text:p>38311</text:p>
          </table:table-cell>
          <table:table-cell office:value-type="float" office:value="35330.4042" calcext:value-type="float">
            <text:p>35330,40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5540.6666666667" calcext:value-type="float">
            <text:p>25540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60" calcext:value-type="float">
            <text:p>560</text:p>
          </table:table-cell>
          <table:table-cell office:value-type="float" office:value="58" calcext:value-type="float">
            <text:p>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6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3809" calcext:value-type="float">
            <text:p>63809</text:p>
          </table:table-cell>
          <table:table-cell office:value-type="float" office:value="13086" calcext:value-type="float">
            <text:p>13086</text:p>
          </table:table-cell>
          <table:table-cell office:value-type="float" office:value="9743.8356" calcext:value-type="float">
            <text:p>9743,8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86" calcext:value-type="float">
            <text:p>1308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8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718" calcext:value-type="float">
            <text:p>69718</text:p>
          </table:table-cell>
          <table:table-cell office:value-type="float" office:value="12913" calcext:value-type="float">
            <text:p>12913</text:p>
          </table:table-cell>
          <table:table-cell office:value-type="float" office:value="9615.0198" calcext:value-type="float">
            <text:p>9615,0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13" calcext:value-type="float">
            <text:p>1291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96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713" calcext:value-type="float">
            <text:p>51713</text:p>
          </table:table-cell>
          <table:table-cell office:value-type="float" office:value="13098" calcext:value-type="float">
            <text:p>13098</text:p>
          </table:table-cell>
          <table:table-cell office:value-type="float" office:value="9752.7708" calcext:value-type="float">
            <text:p>9752,77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98" calcext:value-type="float">
            <text:p>1309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97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2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7831" calcext:value-type="float">
            <text:p>17831</text:p>
          </table:table-cell>
          <table:table-cell office:value-type="float" office:value="14603.589" calcext:value-type="float">
            <text:p>14603,5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1887.3333333333" calcext:value-type="float">
            <text:p>11887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98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5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115" calcext:value-type="float">
            <text:p>77115</text:p>
          </table:table-cell>
          <table:table-cell office:value-type="float" office:value="21561" calcext:value-type="float">
            <text:p>21561</text:p>
          </table:table-cell>
          <table:table-cell office:value-type="float" office:value="18740.8212" calcext:value-type="float">
            <text:p>18740,82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374" calcext:value-type="float">
            <text:p>1437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99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2717" calcext:value-type="float">
            <text:p>122717</text:p>
          </table:table-cell>
          <table:table-cell office:value-type="float" office:value="22262" calcext:value-type="float">
            <text:p>22262</text:p>
          </table:table-cell>
          <table:table-cell office:value-type="float" office:value="19350.1304" calcext:value-type="float">
            <text:p>19350,13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841.3333333333" calcext:value-type="float">
            <text:p>14841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00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0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8585" calcext:value-type="float">
            <text:p>468585</text:p>
          </table:table-cell>
          <table:table-cell office:value-type="float" office:value="40125" calcext:value-type="float">
            <text:p>40125</text:p>
          </table:table-cell>
          <table:table-cell office:value-type="float" office:value="39499.05" calcext:value-type="float">
            <text:p>39499,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6750" calcext:value-type="float">
            <text:p>2675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01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0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44201" calcext:value-type="float">
            <text:p>544201</text:p>
          </table:table-cell>
          <table:table-cell office:value-type="float" office:value="40172" calcext:value-type="float">
            <text:p>40172</text:p>
          </table:table-cell>
          <table:table-cell office:value-type="float" office:value="39545.3168" calcext:value-type="float">
            <text:p>39545,31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6781.3333333333" calcext:value-type="float">
            <text:p>26781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02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1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0695" calcext:value-type="float">
            <text:p>510695</text:p>
          </table:table-cell>
          <table:table-cell office:value-type="float" office:value="44555" calcext:value-type="float">
            <text:p>44555</text:p>
          </table:table-cell>
          <table:table-cell office:value-type="float" office:value="47540.185" calcext:value-type="float">
            <text:p>47540,1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9703.3333333333" calcext:value-type="float">
            <text:p>29703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03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4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6906" calcext:value-type="float">
            <text:p>546906</text:p>
          </table:table-cell>
          <table:table-cell office:value-type="float" office:value="50692" calcext:value-type="float">
            <text:p>50692</text:p>
          </table:table-cell>
          <table:table-cell office:value-type="float" office:value="57129.884" calcext:value-type="float">
            <text:p>57129,8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3794.6666666667" calcext:value-type="float">
            <text:p>33794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00" calcext:value-type="float">
            <text:p>200</text:p>
          </table:table-cell>
          <table:table-cell table:formula="of:=20+[.D104]*20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212" calcext:value-type="float">
            <text:p>70212</text:p>
          </table:table-cell>
          <table:table-cell office:value-type="float" office:value="21344" calcext:value-type="float">
            <text:p>21344</text:p>
          </table:table-cell>
          <table:table-cell office:value-type="float" office:value="17480.736" calcext:value-type="float">
            <text:p>17480,7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344" calcext:value-type="float">
            <text:p>2134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4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1363" calcext:value-type="float">
            <text:p>71363</text:p>
          </table:table-cell>
          <table:table-cell office:value-type="float" office:value="22042" calcext:value-type="float">
            <text:p>22042</text:p>
          </table:table-cell>
          <table:table-cell office:value-type="float" office:value="19158.9064" calcext:value-type="float">
            <text:p>19158,90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694.6666666667" calcext:value-type="float">
            <text:p>14694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1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9720" calcext:value-type="float">
            <text:p>119720</text:p>
          </table:table-cell>
          <table:table-cell office:value-type="float" office:value="39395" calcext:value-type="float">
            <text:p>39395</text:p>
          </table:table-cell>
          <table:table-cell office:value-type="float" office:value="36330.069" calcext:value-type="float">
            <text:p>36330,0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6263.3333333333" calcext:value-type="float">
            <text:p>26263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322" calcext:value-type="float">
            <text:p>54322</text:p>
          </table:table-cell>
          <table:table-cell office:value-type="float" office:value="23551" calcext:value-type="float">
            <text:p>23551</text:p>
          </table:table-cell>
          <table:table-cell office:value-type="float" office:value="21219.451" calcext:value-type="float">
            <text:p>21219,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51" calcext:value-type="float">
            <text:p>2355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80" calcext:value-type="float">
            <text:p>280</text:p>
          </table:table-cell>
          <table:table-cell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3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581" calcext:value-type="float">
            <text:p>42581</text:p>
          </table:table-cell>
          <table:table-cell office:value-type="float" office:value="25287" calcext:value-type="float">
            <text:p>25287</text:p>
          </table:table-cell>
          <table:table-cell office:value-type="float" office:value="22783.587" calcext:value-type="float">
            <text:p>22783,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9451.5384615385" calcext:value-type="float">
            <text:p>19451,538461538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0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4030" calcext:value-type="float">
            <text:p>464030</text:p>
          </table:table-cell>
          <table:table-cell office:value-type="float" office:value="40206" calcext:value-type="float">
            <text:p>40206</text:p>
          </table:table-cell>
          <table:table-cell office:value-type="float" office:value="39578.7864" calcext:value-type="float">
            <text:p>39578,78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6804" calcext:value-type="float">
            <text:p>2680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70" calcext:value-type="float">
            <text:p>270</text:p>
          </table:table-cell>
          <table:table-cell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5883" calcext:value-type="float">
            <text:p>85883</text:p>
          </table:table-cell>
          <table:table-cell office:value-type="float" office:value="12818" calcext:value-type="float">
            <text:p>12818</text:p>
          </table:table-cell>
          <table:table-cell office:value-type="float" office:value="6409" calcext:value-type="float">
            <text:p>6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18" calcext:value-type="float">
            <text:p>1281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1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2939" calcext:value-type="float">
            <text:p>182939</text:p>
          </table:table-cell>
          <table:table-cell office:value-type="float" office:value="28176" calcext:value-type="float">
            <text:p>28176</text:p>
          </table:table-cell>
          <table:table-cell office:value-type="float" office:value="25983.9072" calcext:value-type="float">
            <text:p>25983,90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76" calcext:value-type="float">
            <text:p>2817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4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688" calcext:value-type="float">
            <text:p>57688</text:p>
          </table:table-cell>
          <table:table-cell office:value-type="float" office:value="12781" calcext:value-type="float">
            <text:p>12781</text:p>
          </table:table-cell>
          <table:table-cell office:value-type="float" office:value="6390.5" calcext:value-type="float">
            <text:p>639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520.66666666667" calcext:value-type="float">
            <text:p>8520,6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01" calcext:value-type="float">
            <text:p>3601</text:p>
          </table:table-cell>
          <table:table-cell office:value-type="float" office:value="21893" calcext:value-type="float">
            <text:p>21893</text:p>
          </table:table-cell>
          <table:table-cell office:value-type="float" office:value="19029.3956" calcext:value-type="float">
            <text:p>19029,39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93" calcext:value-type="float">
            <text:p>2189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58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8183" calcext:value-type="float">
            <text:p>168183</text:p>
          </table:table-cell>
          <table:table-cell office:value-type="float" office:value="31120" calcext:value-type="float">
            <text:p>31120</text:p>
          </table:table-cell>
          <table:table-cell office:value-type="float" office:value="28698.864" calcext:value-type="float">
            <text:p>28698,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560" calcext:value-type="float">
            <text:p>1556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068" calcext:value-type="float">
            <text:p>52068</text:p>
          </table:table-cell>
          <table:table-cell office:value-type="float" office:value="12829" calcext:value-type="float">
            <text:p>12829</text:p>
          </table:table-cell>
          <table:table-cell office:value-type="float" office:value="6414.5" calcext:value-type="float">
            <text:p>6414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29" calcext:value-type="float">
            <text:p>1282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3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539" calcext:value-type="float">
            <text:p>123539</text:p>
          </table:table-cell>
          <table:table-cell office:value-type="float" office:value="19330" calcext:value-type="float">
            <text:p>19330</text:p>
          </table:table-cell>
          <table:table-cell office:value-type="float" office:value="15831.27" calcext:value-type="float">
            <text:p>15831,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4869.2307692308" calcext:value-type="float">
            <text:p>14869,230769230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72" calcext:value-type="float">
            <text:p>472</text:p>
          </table:table-cell>
          <table:table-cell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4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6192" calcext:value-type="float">
            <text:p>126192</text:p>
          </table:table-cell>
          <table:table-cell office:value-type="float" office:value="21346" calcext:value-type="float">
            <text:p>21346</text:p>
          </table:table-cell>
          <table:table-cell office:value-type="float" office:value="17482.374" calcext:value-type="float">
            <text:p>17482,3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230.6666666667" calcext:value-type="float">
            <text:p>14230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4392" calcext:value-type="float">
            <text:p>144392</text:p>
          </table:table-cell>
          <table:table-cell office:value-type="float" office:value="29191" calcext:value-type="float">
            <text:p>29191</text:p>
          </table:table-cell>
          <table:table-cell office:value-type="float" office:value="26919.9402" calcext:value-type="float">
            <text:p>26919,9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91" calcext:value-type="float">
            <text:p>2919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20" calcext:value-type="float">
            <text:p>320</text:p>
          </table:table-cell>
          <table:table-cell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50" calcext:value-type="float">
            <text:p>5950</text:p>
          </table:table-cell>
          <table:table-cell office:value-type="float" office:value="26078" calcext:value-type="float">
            <text:p>26078</text:p>
          </table:table-cell>
          <table:table-cell office:value-type="float" office:value="23496.278" calcext:value-type="float">
            <text:p>23496,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78" calcext:value-type="float">
            <text:p>2607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88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6940" calcext:value-type="float">
            <text:p>126940</text:p>
          </table:table-cell>
          <table:table-cell office:value-type="float" office:value="24059" calcext:value-type="float">
            <text:p>24059</text:p>
          </table:table-cell>
          <table:table-cell office:value-type="float" office:value="21677.159" calcext:value-type="float">
            <text:p>21677,1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6039.3333333333" calcext:value-type="float">
            <text:p>16039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860" calcext:value-type="float">
            <text:p>556860</text:p>
          </table:table-cell>
          <table:table-cell office:value-type="float" office:value="32854" calcext:value-type="float">
            <text:p>32854</text:p>
          </table:table-cell>
          <table:table-cell office:value-type="float" office:value="30297.9588" calcext:value-type="float">
            <text:p>30297,95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854" calcext:value-type="float">
            <text:p>3285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5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1155" calcext:value-type="float">
            <text:p>221155</text:p>
          </table:table-cell>
          <table:table-cell office:value-type="float" office:value="34161" calcext:value-type="float">
            <text:p>34161</text:p>
          </table:table-cell>
          <table:table-cell office:value-type="float" office:value="31503.2742" calcext:value-type="float">
            <text:p>31503,2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6277.6923076923" calcext:value-type="float">
            <text:p>26277,692307692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30" calcext:value-type="float">
            <text:p>230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1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8999" calcext:value-type="float">
            <text:p>538999</text:p>
          </table:table-cell>
          <table:table-cell office:value-type="float" office:value="46311" calcext:value-type="float">
            <text:p>46311</text:p>
          </table:table-cell>
          <table:table-cell office:value-type="float" office:value="49413.837" calcext:value-type="float">
            <text:p>49413,8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0874" calcext:value-type="float">
            <text:p>3087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370" calcext:value-type="float">
            <text:p>370</text:p>
          </table:table-cell>
          <table:table-cell office:value-type="float" office:value="69" calcext:value-type="float">
            <text:p>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77" calcext:value-type="float">
            <text:p>2577</text:p>
          </table:table-cell>
          <table:table-cell office:value-type="float" office:value="11334" calcext:value-type="float">
            <text:p>11334</text:p>
          </table:table-cell>
          <table:table-cell office:value-type="float" office:value="5667" calcext:value-type="float">
            <text:p>5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34" calcext:value-type="float">
            <text:p>1133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2753" calcext:value-type="float">
            <text:p>72753</text:p>
          </table:table-cell>
          <table:table-cell office:value-type="float" office:value="13349" calcext:value-type="float">
            <text:p>13349</text:p>
          </table:table-cell>
          <table:table-cell office:value-type="float" office:value="9939.6654" calcext:value-type="float">
            <text:p>9939,66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49" calcext:value-type="float">
            <text:p>1334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8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021" calcext:value-type="float">
            <text:p>121021</text:p>
          </table:table-cell>
          <table:table-cell office:value-type="float" office:value="22078" calcext:value-type="float">
            <text:p>22078</text:p>
          </table:table-cell>
          <table:table-cell office:value-type="float" office:value="19190.1976" calcext:value-type="float">
            <text:p>19190,1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718.6666666667" calcext:value-type="float">
            <text:p>14718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012" calcext:value-type="float">
            <text:p>53012</text:p>
          </table:table-cell>
          <table:table-cell office:value-type="float" office:value="24032" calcext:value-type="float">
            <text:p>24032</text:p>
          </table:table-cell>
          <table:table-cell office:value-type="float" office:value="21652.832" calcext:value-type="float">
            <text:p>21652,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32" calcext:value-type="float">
            <text:p>2403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648" calcext:value-type="float">
            <text:p>54648</text:p>
          </table:table-cell>
          <table:table-cell office:value-type="float" office:value="12772" calcext:value-type="float">
            <text:p>12772</text:p>
          </table:table-cell>
          <table:table-cell office:value-type="float" office:value="6386" calcext:value-type="float">
            <text:p>6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72" calcext:value-type="float">
            <text:p>1277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6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7355" calcext:value-type="float">
            <text:p>757355</text:p>
          </table:table-cell>
          <table:table-cell office:value-type="float" office:value="45877" calcext:value-type="float">
            <text:p>45877</text:p>
          </table:table-cell>
          <table:table-cell office:value-type="float" office:value="48950.759" calcext:value-type="float">
            <text:p>48950,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35290" calcext:value-type="float">
            <text:p>3529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487" calcext:value-type="float">
            <text:p>127487</text:p>
          </table:table-cell>
          <table:table-cell office:value-type="float" office:value="22220" calcext:value-type="float">
            <text:p>22220</text:p>
          </table:table-cell>
          <table:table-cell office:value-type="float" office:value="19313.624" calcext:value-type="float">
            <text:p>19313,6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813.3333333333" calcext:value-type="float">
            <text:p>14813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500" calcext:value-type="float">
            <text:p>500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0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37909" calcext:value-type="float">
            <text:p>537909</text:p>
          </table:table-cell>
          <table:table-cell office:value-type="float" office:value="41422" calcext:value-type="float">
            <text:p>41422</text:p>
          </table:table-cell>
          <table:table-cell office:value-type="float" office:value="40775.8168" calcext:value-type="float">
            <text:p>40775,81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7614.6666666667" calcext:value-type="float">
            <text:p>27614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0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4727" calcext:value-type="float">
            <text:p>124727</text:p>
          </table:table-cell>
          <table:table-cell office:value-type="float" office:value="24992" calcext:value-type="float">
            <text:p>24992</text:p>
          </table:table-cell>
          <table:table-cell office:value-type="float" office:value="22517.792" calcext:value-type="float">
            <text:p>22517,7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9996.8" calcext:value-type="float">
            <text:p>9996,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20" calcext:value-type="float">
            <text:p>220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2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5209" calcext:value-type="float">
            <text:p>535209</text:p>
          </table:table-cell>
          <table:table-cell office:value-type="float" office:value="42086" calcext:value-type="float">
            <text:p>42086</text:p>
          </table:table-cell>
          <table:table-cell office:value-type="float" office:value="41429.4584" calcext:value-type="float">
            <text:p>41429,45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8057.3333333333" calcext:value-type="float">
            <text:p>28057,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30" calcext:value-type="float">
            <text:p>430</text:p>
          </table:table-cell>
          <table:table-cell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5130" calcext:value-type="float">
            <text:p>465130</text:p>
          </table:table-cell>
          <table:table-cell office:value-type="float" office:value="51693" calcext:value-type="float">
            <text:p>51693</text:p>
          </table:table-cell>
          <table:table-cell office:value-type="float" office:value="58258.011" calcext:value-type="float">
            <text:p>58258,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4462" calcext:value-type="float">
            <text:p>3446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3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942" calcext:value-type="float">
            <text:p>123942</text:p>
          </table:table-cell>
          <table:table-cell office:value-type="float" office:value="21421" calcext:value-type="float">
            <text:p>21421</text:p>
          </table:table-cell>
          <table:table-cell office:value-type="float" office:value="17543.799" calcext:value-type="float">
            <text:p>17543,7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280.6666666667" calcext:value-type="float">
            <text:p>14280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419" calcext:value-type="float">
            <text:p>123419</text:p>
          </table:table-cell>
          <table:table-cell office:value-type="float" office:value="25746" calcext:value-type="float">
            <text:p>25746</text:p>
          </table:table-cell>
          <table:table-cell office:value-type="float" office:value="23197.146" calcext:value-type="float">
            <text:p>23197,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46" calcext:value-type="float">
            <text:p>2574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759" calcext:value-type="float">
            <text:p>39759</text:p>
          </table:table-cell>
          <table:table-cell office:value-type="float" office:value="10419" calcext:value-type="float">
            <text:p>10419</text:p>
          </table:table-cell>
          <table:table-cell office:value-type="float" office:value="5209.5" calcext:value-type="float">
            <text:p>5209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8014.61538461538" calcext:value-type="float">
            <text:p>8014,6153846153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8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367" calcext:value-type="float">
            <text:p>120367</text:p>
          </table:table-cell>
          <table:table-cell office:value-type="float" office:value="22487" calcext:value-type="float">
            <text:p>22487</text:p>
          </table:table-cell>
          <table:table-cell office:value-type="float" office:value="19545.7004" calcext:value-type="float">
            <text:p>19545,70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991.3333333333" calcext:value-type="float">
            <text:p>14991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5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4851" calcext:value-type="float">
            <text:p>234851</text:p>
          </table:table-cell>
          <table:table-cell office:value-type="float" office:value="39034" calcext:value-type="float">
            <text:p>39034</text:p>
          </table:table-cell>
          <table:table-cell office:value-type="float" office:value="35997.1548" calcext:value-type="float">
            <text:p>35997,15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34" calcext:value-type="float">
            <text:p>3903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770" calcext:value-type="float">
            <text:p>7770</text:p>
          </table:table-cell>
          <table:table-cell office:value-type="float" office:value="10677" calcext:value-type="float">
            <text:p>10677</text:p>
          </table:table-cell>
          <table:table-cell office:value-type="float" office:value="5338.5" calcext:value-type="float">
            <text:p>5338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77" calcext:value-type="float">
            <text:p>1067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855" calcext:value-type="float">
            <text:p>62855</text:p>
          </table:table-cell>
          <table:table-cell office:value-type="float" office:value="12827" calcext:value-type="float">
            <text:p>12827</text:p>
          </table:table-cell>
          <table:table-cell office:value-type="float" office:value="6413.5" calcext:value-type="float">
            <text:p>6413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27" calcext:value-type="float">
            <text:p>1282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6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5231" calcext:value-type="float">
            <text:p>125231</text:p>
          </table:table-cell>
          <table:table-cell office:value-type="float" office:value="28143" calcext:value-type="float">
            <text:p>28143</text:p>
          </table:table-cell>
          <table:table-cell office:value-type="float" office:value="25953.4746" calcext:value-type="float">
            <text:p>25953,47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43" calcext:value-type="float">
            <text:p>2814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630" calcext:value-type="float">
            <text:p>630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9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98244" calcext:value-type="float">
            <text:p>698244</text:p>
          </table:table-cell>
          <table:table-cell office:value-type="float" office:value="53141" calcext:value-type="float">
            <text:p>53141</text:p>
          </table:table-cell>
          <table:table-cell office:value-type="float" office:value="59889.907" calcext:value-type="float">
            <text:p>59889,9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427.3333333333" calcext:value-type="float">
            <text:p>35427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40" calcext:value-type="float">
            <text:p>640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75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4099" calcext:value-type="float">
            <text:p>724099</text:p>
          </table:table-cell>
          <table:table-cell office:value-type="float" office:value="51889" calcext:value-type="float">
            <text:p>51889</text:p>
          </table:table-cell>
          <table:table-cell office:value-type="float" office:value="58478.903" calcext:value-type="float">
            <text:p>58478,9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4592.6666666667" calcext:value-type="float">
            <text:p>34592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0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7156" calcext:value-type="float">
            <text:p>447156</text:p>
          </table:table-cell>
          <table:table-cell office:value-type="float" office:value="44409" calcext:value-type="float">
            <text:p>44409</text:p>
          </table:table-cell>
          <table:table-cell office:value-type="float" office:value="47384.403" calcext:value-type="float">
            <text:p>47384,4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9606" calcext:value-type="float">
            <text:p>2960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50" calcext:value-type="float">
            <text:p>550</text:p>
          </table:table-cell>
          <table:table-cell office:value-type="float" office:value="78" calcext:value-type="float">
            <text:p>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16" calcext:value-type="float">
            <text:p>11216</text:p>
          </table:table-cell>
          <table:table-cell office:value-type="float" office:value="5608" calcext:value-type="float">
            <text:p>56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6" calcext:value-type="float">
            <text:p>1121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47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218" calcext:value-type="float">
            <text:p>52218</text:p>
          </table:table-cell>
          <table:table-cell office:value-type="float" office:value="12742" calcext:value-type="float">
            <text:p>12742</text:p>
          </table:table-cell>
          <table:table-cell office:value-type="float" office:value="6371" calcext:value-type="float">
            <text:p>63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494.66666666667" calcext:value-type="float">
            <text:p>8494,6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48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380" calcext:value-type="float">
            <text:p>55380</text:p>
          </table:table-cell>
          <table:table-cell office:value-type="float" office:value="13156" calcext:value-type="float">
            <text:p>13156</text:p>
          </table:table-cell>
          <table:table-cell office:value-type="float" office:value="9795.9576" calcext:value-type="float">
            <text:p>9795,9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56" calcext:value-type="float">
            <text:p>1315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49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5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924" calcext:value-type="float">
            <text:p>64924</text:p>
          </table:table-cell>
          <table:table-cell office:value-type="float" office:value="13915" calcext:value-type="float">
            <text:p>13915</text:p>
          </table:table-cell>
          <table:table-cell office:value-type="float" office:value="10361.109" calcext:value-type="float">
            <text:p>10361,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9276.66666666667" calcext:value-type="float">
            <text:p>9276,6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50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office:value-type="float" office:value="19039" calcext:value-type="float">
            <text:p>19039</text:p>
          </table:table-cell>
          <table:table-cell office:value-type="float" office:value="15592.941" calcext:value-type="float">
            <text:p>15592,9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2692.6666666667" calcext:value-type="float">
            <text:p>12692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51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0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111" calcext:value-type="float">
            <text:p>125111</text:p>
          </table:table-cell>
          <table:table-cell office:value-type="float" office:value="22047" calcext:value-type="float">
            <text:p>22047</text:p>
          </table:table-cell>
          <table:table-cell office:value-type="float" office:value="19163.2524" calcext:value-type="float">
            <text:p>19163,25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698" calcext:value-type="float">
            <text:p>1469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52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9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074" calcext:value-type="float">
            <text:p>128074</text:p>
          </table:table-cell>
          <table:table-cell office:value-type="float" office:value="24149" calcext:value-type="float">
            <text:p>24149</text:p>
          </table:table-cell>
          <table:table-cell office:value-type="float" office:value="21758.249" calcext:value-type="float">
            <text:p>21758,2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6099.3333333333" calcext:value-type="float">
            <text:p>16099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53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0818" calcext:value-type="float">
            <text:p>210818</text:p>
          </table:table-cell>
          <table:table-cell office:value-type="float" office:value="36262" calcext:value-type="float">
            <text:p>36262</text:p>
          </table:table-cell>
          <table:table-cell office:value-type="float" office:value="33440.8164" calcext:value-type="float">
            <text:p>33440,8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62" calcext:value-type="float">
            <text:p>3626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95" calcext:value-type="float">
            <text:p>95</text:p>
          </table:table-cell>
          <table:table-cell table:formula="of:=20+[.D154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4865" calcext:value-type="float">
            <text:p>74865</text:p>
          </table:table-cell>
          <table:table-cell office:value-type="float" office:value="23919" calcext:value-type="float">
            <text:p>23919</text:p>
          </table:table-cell>
          <table:table-cell office:value-type="float" office:value="21551.019" calcext:value-type="float">
            <text:p>21551,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19" calcext:value-type="float">
            <text:p>2391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60" calcext:value-type="float">
            <text:p>260</text:p>
          </table:table-cell>
          <table:table-cell table:formula="of:=20+[.D155]*20"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2807" calcext:value-type="float">
            <text:p>122807</text:p>
          </table:table-cell>
          <table:table-cell office:value-type="float" office:value="38422" calcext:value-type="float">
            <text:p>38422</text:p>
          </table:table-cell>
          <table:table-cell office:value-type="float" office:value="35432.7684" calcext:value-type="float">
            <text:p>35432,76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25614.6666666667" calcext:value-type="float">
            <text:p>25614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1035" calcext:value-type="float">
            <text:p>81035</text:p>
          </table:table-cell>
          <table:table-cell office:value-type="float" office:value="12947" calcext:value-type="float">
            <text:p>12947</text:p>
          </table:table-cell>
          <table:table-cell office:value-type="float" office:value="9640.3362" calcext:value-type="float">
            <text:p>9640,3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47" calcext:value-type="float">
            <text:p>1294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90" calcext:value-type="float">
            <text:p>390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8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9885" calcext:value-type="float">
            <text:p>399885</text:p>
          </table:table-cell>
          <table:table-cell office:value-type="float" office:value="35445" calcext:value-type="float">
            <text:p>35445</text:p>
          </table:table-cell>
          <table:table-cell office:value-type="float" office:value="32687.379" calcext:value-type="float">
            <text:p>32687,3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45" calcext:value-type="float">
            <text:p>3544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84747" calcext:value-type="float">
            <text:p>184747</text:p>
          </table:table-cell>
          <table:table-cell office:value-type="float" office:value="28324" calcext:value-type="float">
            <text:p>28324</text:p>
          </table:table-cell>
          <table:table-cell office:value-type="float" office:value="26120.3928" calcext:value-type="float">
            <text:p>26120,39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24" calcext:value-type="float">
            <text:p>2832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40" calcext:value-type="float">
            <text:p>640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5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6379" calcext:value-type="float">
            <text:p>126379</text:p>
          </table:table-cell>
          <table:table-cell office:value-type="float" office:value="21543" calcext:value-type="float">
            <text:p>21543</text:p>
          </table:table-cell>
          <table:table-cell office:value-type="float" office:value="18725.1756" calcext:value-type="float">
            <text:p>18725,17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362" calcext:value-type="float">
            <text:p>1436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1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9424" calcext:value-type="float">
            <text:p>79424</text:p>
          </table:table-cell>
          <table:table-cell office:value-type="float" office:value="24615" calcext:value-type="float">
            <text:p>24615</text:p>
          </table:table-cell>
          <table:table-cell office:value-type="float" office:value="22178.115" calcext:value-type="float">
            <text:p>22178,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8934.6153846154" calcext:value-type="float">
            <text:p>18934,615384615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50" calcext:value-type="float">
            <text:p>350</text:p>
          </table:table-cell>
          <table:table-cell office:value-type="float" office:value="84" calcext:value-type="float">
            <text:p>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5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260" calcext:value-type="float">
            <text:p>127260</text:p>
          </table:table-cell>
          <table:table-cell office:value-type="float" office:value="22105" calcext:value-type="float">
            <text:p>22105</text:p>
          </table:table-cell>
          <table:table-cell office:value-type="float" office:value="19213.666" calcext:value-type="float">
            <text:p>19213,6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52.5" calcext:value-type="float">
            <text:p>11052,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70" calcext:value-type="float">
            <text:p>370</text:p>
          </table:table-cell>
          <table:table-cell office:value-type="float" office:value="84" calcext:value-type="float">
            <text:p>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9745" calcext:value-type="float">
            <text:p>119745</text:p>
          </table:table-cell>
          <table:table-cell office:value-type="float" office:value="27620" calcext:value-type="float">
            <text:p>27620</text:p>
          </table:table-cell>
          <table:table-cell office:value-type="float" office:value="25471.164" calcext:value-type="float">
            <text:p>25471,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20" calcext:value-type="float">
            <text:p>2762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522" calcext:value-type="float">
            <text:p>66522</text:p>
          </table:table-cell>
          <table:table-cell office:value-type="float" office:value="13253" calcext:value-type="float">
            <text:p>13253</text:p>
          </table:table-cell>
          <table:table-cell office:value-type="float" office:value="9868.1838" calcext:value-type="float">
            <text:p>9868,1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835.33333333333" calcext:value-type="float">
            <text:p>8835,3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2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316" calcext:value-type="float">
            <text:p>127316</text:p>
          </table:table-cell>
          <table:table-cell office:value-type="float" office:value="27295" calcext:value-type="float">
            <text:p>27295</text:p>
          </table:table-cell>
          <table:table-cell office:value-type="float" office:value="25171.449" calcext:value-type="float">
            <text:p>25171,4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8196.6666666667" calcext:value-type="float">
            <text:p>18196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750" calcext:value-type="float">
            <text:p>750</text:p>
          </table:table-cell>
          <table:table-cell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39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5459" calcext:value-type="float">
            <text:p>75459</text:p>
          </table:table-cell>
          <table:table-cell office:value-type="float" office:value="22573" calcext:value-type="float">
            <text:p>22573</text:p>
          </table:table-cell>
          <table:table-cell office:value-type="float" office:value="19620.4516" calcext:value-type="float">
            <text:p>19620,45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5048.6666666667" calcext:value-type="float">
            <text:p>15048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70" calcext:value-type="float">
            <text:p>170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3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147" calcext:value-type="float">
            <text:p>40147</text:p>
          </table:table-cell>
          <table:table-cell office:value-type="float" office:value="11122" calcext:value-type="float">
            <text:p>11122</text:p>
          </table:table-cell>
          <table:table-cell office:value-type="float" office:value="5561" calcext:value-type="float">
            <text:p>5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7414.66666666667" calcext:value-type="float">
            <text:p>7414,6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73950" calcext:value-type="float">
            <text:p>1573950</text:p>
          </table:table-cell>
          <table:table-cell office:value-type="float" office:value="70282" calcext:value-type="float">
            <text:p>70282</text:p>
          </table:table-cell>
          <table:table-cell office:value-type="float" office:value="84338.4" calcext:value-type="float">
            <text:p>84338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0557.3913043478" calcext:value-type="float">
            <text:p>30557,391304347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2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8648" calcext:value-type="float">
            <text:p>48648</text:p>
          </table:table-cell>
          <table:table-cell office:value-type="float" office:value="24392" calcext:value-type="float">
            <text:p>24392</text:p>
          </table:table-cell>
          <table:table-cell office:value-type="float" office:value="21977.192" calcext:value-type="float">
            <text:p>21977,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8763.0769230769" calcext:value-type="float">
            <text:p>18763,076923076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1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72899" calcext:value-type="float">
            <text:p>472899</text:p>
          </table:table-cell>
          <table:table-cell office:value-type="float" office:value="40945" calcext:value-type="float">
            <text:p>40945</text:p>
          </table:table-cell>
          <table:table-cell office:value-type="float" office:value="40306.258" calcext:value-type="float">
            <text:p>40306,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2747.2222222222" calcext:value-type="float">
            <text:p>22747,222222222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5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67732" calcext:value-type="float">
            <text:p>1767732</text:p>
          </table:table-cell>
          <table:table-cell office:value-type="float" office:value="76888" calcext:value-type="float">
            <text:p>76888</text:p>
          </table:table-cell>
          <table:table-cell office:value-type="float" office:value="92265.6" calcext:value-type="float">
            <text:p>92265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51258.6666666667" calcext:value-type="float">
            <text:p>51258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1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451" calcext:value-type="float">
            <text:p>74451</text:p>
          </table:table-cell>
          <table:table-cell office:value-type="float" office:value="19643" calcext:value-type="float">
            <text:p>19643</text:p>
          </table:table-cell>
          <table:table-cell office:value-type="float" office:value="16087.617" calcext:value-type="float">
            <text:p>16087,6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21.5" calcext:value-type="float">
            <text:p>9821,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6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12007" calcext:value-type="float">
            <text:p>612007</text:p>
          </table:table-cell>
          <table:table-cell office:value-type="float" office:value="56622" calcext:value-type="float">
            <text:p>56622</text:p>
          </table:table-cell>
          <table:table-cell office:value-type="float" office:value="63812.994" calcext:value-type="float">
            <text:p>63812,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4618.2608695652" calcext:value-type="float">
            <text:p>24618,260869565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32" calcext:value-type="float">
            <text:p>632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2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4697" calcext:value-type="float">
            <text:p>124697</text:p>
          </table:table-cell>
          <table:table-cell office:value-type="float" office:value="28357" calcext:value-type="float">
            <text:p>28357</text:p>
          </table:table-cell>
          <table:table-cell office:value-type="float" office:value="26150.8254" calcext:value-type="float">
            <text:p>26150,8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15753.8888888889" calcext:value-type="float">
            <text:p>15753,888888888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750" calcext:value-type="float">
            <text:p>750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9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3" calcext:value-type="float">
            <text:p>16413</text:p>
          </table:table-cell>
          <table:table-cell office:value-type="float" office:value="13442.247" calcext:value-type="float">
            <text:p>13442,2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9118.33333333333" calcext:value-type="float">
            <text:p>9118,3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2104" calcext:value-type="float">
            <text:p>122104</text:p>
          </table:table-cell>
          <table:table-cell office:value-type="float" office:value="19800" calcext:value-type="float">
            <text:p>19800</text:p>
          </table:table-cell>
          <table:table-cell office:value-type="float" office:value="16216.2" calcext:value-type="float">
            <text:p>16216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00" calcext:value-type="float">
            <text:p>990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6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5955" calcext:value-type="float">
            <text:p>465955</text:p>
          </table:table-cell>
          <table:table-cell office:value-type="float" office:value="57927" calcext:value-type="float">
            <text:p>57927</text:p>
          </table:table-cell>
          <table:table-cell office:value-type="float" office:value="69512.4" calcext:value-type="float">
            <text:p>69512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32181.6666666667" calcext:value-type="float">
            <text:p>32181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8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548" calcext:value-type="float">
            <text:p>128548</text:p>
          </table:table-cell>
          <table:table-cell office:value-type="float" office:value="24705" calcext:value-type="float">
            <text:p>24705</text:p>
          </table:table-cell>
          <table:table-cell office:value-type="float" office:value="22259.205" calcext:value-type="float">
            <text:p>22259,2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6470" calcext:value-type="float">
            <text:p>1647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56" calcext:value-type="float">
            <text:p>456</text:p>
          </table:table-cell>
          <table:table-cell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6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848" calcext:value-type="float">
            <text:p>77848</text:p>
          </table:table-cell>
          <table:table-cell office:value-type="float" office:value="19806" calcext:value-type="float">
            <text:p>19806</text:p>
          </table:table-cell>
          <table:table-cell office:value-type="float" office:value="16221.114" calcext:value-type="float">
            <text:p>16221,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7922.4" calcext:value-type="float">
            <text:p>7922,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8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122" calcext:value-type="float">
            <text:p>77122</text:p>
          </table:table-cell>
          <table:table-cell office:value-type="float" office:value="21504" calcext:value-type="float">
            <text:p>21504</text:p>
          </table:table-cell>
          <table:table-cell office:value-type="float" office:value="18691.2768" calcext:value-type="float">
            <text:p>18691,27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336" calcext:value-type="float">
            <text:p>1433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75" calcext:value-type="float">
            <text:p>675</text:p>
          </table:table-cell>
          <table:table-cell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6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1943" calcext:value-type="float">
            <text:p>121943</text:p>
          </table:table-cell>
          <table:table-cell office:value-type="float" office:value="39645" calcext:value-type="float">
            <text:p>39645</text:p>
          </table:table-cell>
          <table:table-cell office:value-type="float" office:value="39026.538" calcext:value-type="float">
            <text:p>39026,5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7236.9565217391" calcext:value-type="float">
            <text:p>17236,956521739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80" calcext:value-type="float">
            <text:p>680</text:p>
          </table:table-cell>
          <table:table-cell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0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2991" calcext:value-type="float">
            <text:p>2002991</text:p>
          </table:table-cell>
          <table:table-cell office:value-type="float" office:value="77593" calcext:value-type="float">
            <text:p>77593</text:p>
          </table:table-cell>
          <table:table-cell office:value-type="float" office:value="93111.6" calcext:value-type="float">
            <text:p>93111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51728.6666666667" calcext:value-type="float">
            <text:p>51728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50" calcext:value-type="float">
            <text:p>850</text:p>
          </table:table-cell>
          <table:table-cell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1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907" calcext:value-type="float">
            <text:p>45907</text:p>
          </table:table-cell>
          <table:table-cell office:value-type="float" office:value="24440" calcext:value-type="float">
            <text:p>24440</text:p>
          </table:table-cell>
          <table:table-cell office:value-type="float" office:value="22020.44" calcext:value-type="float">
            <text:p>22020,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8800" calcext:value-type="float">
            <text:p>1880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183]*20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8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6276" calcext:value-type="float">
            <text:p>126276</text:p>
          </table:table-cell>
          <table:table-cell office:value-type="float" office:value="12797" calcext:value-type="float">
            <text:p>12797</text:p>
          </table:table-cell>
          <table:table-cell office:value-type="float" office:value="6398.5" calcext:value-type="float">
            <text:p>6398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531.33333333333" calcext:value-type="float">
            <text:p>8531,3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17" calcext:value-type="float">
            <text:p>217</text:p>
          </table:table-cell>
          <table:table-cell table:formula="of:=20+[.D184]*20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5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729" calcext:value-type="float">
            <text:p>43729</text:p>
          </table:table-cell>
          <table:table-cell office:value-type="float" office:value="27140" calcext:value-type="float">
            <text:p>27140</text:p>
          </table:table-cell>
          <table:table-cell office:value-type="float" office:value="24453.14" calcext:value-type="float">
            <text:p>24453,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2336.3636363636" calcext:value-type="float">
            <text:p>12336,363636363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58" calcext:value-type="float">
            <text:p>458</text:p>
          </table:table-cell>
          <table:table-cell table:formula="of:=20+[.D185]*20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7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3520" calcext:value-type="float">
            <text:p>123520</text:p>
          </table:table-cell>
          <table:table-cell office:value-type="float" office:value="20444" calcext:value-type="float">
            <text:p>20444</text:p>
          </table:table-cell>
          <table:table-cell office:value-type="float" office:value="16743.636" calcext:value-type="float">
            <text:p>16743,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22" calcext:value-type="float">
            <text:p>1022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4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90564" calcext:value-type="float">
            <text:p>490564</text:p>
          </table:table-cell>
          <table:table-cell office:value-type="float" office:value="44264" calcext:value-type="float">
            <text:p>44264</text:p>
          </table:table-cell>
          <table:table-cell office:value-type="float" office:value="47229.688" calcext:value-type="float">
            <text:p>47229,6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4591.1111111111" calcext:value-type="float">
            <text:p>24591,111111111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2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7304" calcext:value-type="float">
            <text:p>607304</text:p>
          </table:table-cell>
          <table:table-cell office:value-type="float" office:value="59352" calcext:value-type="float">
            <text:p>59352</text:p>
          </table:table-cell>
          <table:table-cell office:value-type="float" office:value="71222.4" calcext:value-type="float">
            <text:p>71222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9568" calcext:value-type="float">
            <text:p>3956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4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180" calcext:value-type="float">
            <text:p>73180</text:p>
          </table:table-cell>
          <table:table-cell office:value-type="float" office:value="26551" calcext:value-type="float">
            <text:p>26551</text:p>
          </table:table-cell>
          <table:table-cell office:value-type="float" office:value="23922.451" calcext:value-type="float">
            <text:p>23922,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7700.6666666667" calcext:value-type="float">
            <text:p>17700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4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1376" calcext:value-type="float">
            <text:p>501376</text:p>
          </table:table-cell>
          <table:table-cell office:value-type="float" office:value="45495" calcext:value-type="float">
            <text:p>45495</text:p>
          </table:table-cell>
          <table:table-cell office:value-type="float" office:value="48543.165" calcext:value-type="float">
            <text:p>48543,1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9780.4347826087" calcext:value-type="float">
            <text:p>19780,434782608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8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118" calcext:value-type="float">
            <text:p>128118</text:p>
          </table:table-cell>
          <table:table-cell office:value-type="float" office:value="21456" calcext:value-type="float">
            <text:p>21456</text:p>
          </table:table-cell>
          <table:table-cell office:value-type="float" office:value="18649.5552" calcext:value-type="float">
            <text:p>18649,55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304" calcext:value-type="float">
            <text:p>14304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63" calcext:value-type="float">
            <text:p>563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200" calcext:value-type="float">
            <text:p>125200</text:p>
          </table:table-cell>
          <table:table-cell office:value-type="float" office:value="21934" calcext:value-type="float">
            <text:p>21934</text:p>
          </table:table-cell>
          <table:table-cell office:value-type="float" office:value="19065.0328" calcext:value-type="float">
            <text:p>19065,03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14622.6666666667" calcext:value-type="float">
            <text:p>14622,666666666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70" calcext:value-type="float">
            <text:p>870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6216" calcext:value-type="float">
            <text:p>426216</text:p>
          </table:table-cell>
          <table:table-cell office:value-type="float" office:value="43144" calcext:value-type="float">
            <text:p>43144</text:p>
          </table:table-cell>
          <table:table-cell office:value-type="float" office:value="42470.9536" calcext:value-type="float">
            <text:p>42470,95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8758.2608695652" calcext:value-type="float">
            <text:p>18758,260869565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900" calcext:value-type="float">
            <text:p>900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0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9374" calcext:value-type="float">
            <text:p>599374</text:p>
          </table:table-cell>
          <table:table-cell office:value-type="float" office:value="40978" calcext:value-type="float">
            <text:p>40978</text:p>
          </table:table-cell>
          <table:table-cell office:value-type="float" office:value="40338.7432" calcext:value-type="float">
            <text:p>40338,74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7816.5217391304" calcext:value-type="float">
            <text:p>17816,521739130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040" calcext:value-type="float">
            <text:p>1040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9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213" calcext:value-type="float">
            <text:p>125213</text:p>
          </table:table-cell>
          <table:table-cell office:value-type="float" office:value="20989" calcext:value-type="float">
            <text:p>20989</text:p>
          </table:table-cell>
          <table:table-cell office:value-type="float" office:value="17189.991" calcext:value-type="float">
            <text:p>17189,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94.5" calcext:value-type="float">
            <text:p>10494,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49526" calcext:value-type="float">
            <text:p>549526</text:p>
          </table:table-cell>
          <table:table-cell office:value-type="float" office:value="55100" calcext:value-type="float">
            <text:p>55100</text:p>
          </table:table-cell>
          <table:table-cell office:value-type="float" office:value="62097.7" calcext:value-type="float">
            <text:p>62097,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30611.1111111111" calcext:value-type="float">
            <text:p>30611,1111111111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70" calcext:value-type="float">
            <text:p>670</text:p>
          </table:table-cell>
          <table:table-cell office:value-type="float" office:value="106" calcext:value-type="float">
            <text:p>1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75567" calcext:value-type="float">
            <text:p>475567</text:p>
          </table:table-cell>
          <table:table-cell office:value-type="float" office:value="44056" calcext:value-type="float">
            <text:p>44056</text:p>
          </table:table-cell>
          <table:table-cell office:value-type="float" office:value="47007.752" calcext:value-type="float">
            <text:p>47007,7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9154.7826086957" calcext:value-type="float">
            <text:p>19154,782608695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90" calcext:value-type="float">
            <text:p>890</text:p>
          </table:table-cell>
          <table:table-cell office:value-type="float" office:value="108" calcext:value-type="float">
            <text:p>1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1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870" calcext:value-type="float">
            <text:p>56870</text:p>
          </table:table-cell>
          <table:table-cell office:value-type="float" office:value="27162" calcext:value-type="float">
            <text:p>27162</text:p>
          </table:table-cell>
          <table:table-cell office:value-type="float" office:value="24472.962" calcext:value-type="float">
            <text:p>24472,9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6976.25" calcext:value-type="float">
            <text:p>16976,2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0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57513" calcext:value-type="float">
            <text:p>557513</text:p>
          </table:table-cell>
          <table:table-cell office:value-type="float" office:value="43984" calcext:value-type="float">
            <text:p>43984</text:p>
          </table:table-cell>
          <table:table-cell office:value-type="float" office:value="46930.928" calcext:value-type="float">
            <text:p>46930,9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7593.6" calcext:value-type="float">
            <text:p>17593,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600" calcext:value-type="float">
            <text:p>60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500" calcext:value-type="float">
            <text:p>77500</text:p>
          </table:table-cell>
          <table:table-cell office:value-type="float" office:value="12886" calcext:value-type="float">
            <text:p>12886</text:p>
          </table:table-cell>
          <table:table-cell office:value-type="float" office:value="9594.9156" calcext:value-type="float">
            <text:p>9594,9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86" calcext:value-type="float">
            <text:p>1288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673" calcext:value-type="float">
            <text:p>673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3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16092" calcext:value-type="float">
            <text:p>16092</text:p>
          </table:table-cell>
          <table:table-cell office:value-type="float" office:value="13179.348" calcext:value-type="float">
            <text:p>13179,3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8940" calcext:value-type="float">
            <text:p>894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2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6640" calcext:value-type="float">
            <text:p>76640</text:p>
          </table:table-cell>
          <table:table-cell office:value-type="float" office:value="19648" calcext:value-type="float">
            <text:p>19648</text:p>
          </table:table-cell>
          <table:table-cell office:value-type="float" office:value="16091.712" calcext:value-type="float">
            <text:p>16091,7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7859.2" calcext:value-type="float">
            <text:p>7859,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285" calcext:value-type="float">
            <text:p>53285</text:p>
          </table:table-cell>
          <table:table-cell office:value-type="float" office:value="19681" calcext:value-type="float">
            <text:p>19681</text:p>
          </table:table-cell>
          <table:table-cell office:value-type="float" office:value="16118.739" calcext:value-type="float">
            <text:p>16118,7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7872.4" calcext:value-type="float">
            <text:p>7872,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7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8317" calcext:value-type="float">
            <text:p>438317</text:p>
          </table:table-cell>
          <table:table-cell office:value-type="float" office:value="45534" calcext:value-type="float">
            <text:p>45534</text:p>
          </table:table-cell>
          <table:table-cell office:value-type="float" office:value="48584.778" calcext:value-type="float">
            <text:p>48584,7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21682.8571428571" calcext:value-type="float">
            <text:p>21682,8571428571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8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7429" calcext:value-type="float">
            <text:p>557429</text:p>
          </table:table-cell>
          <table:table-cell office:value-type="float" office:value="46742" calcext:value-type="float">
            <text:p>46742</text:p>
          </table:table-cell>
          <table:table-cell office:value-type="float" office:value="49873.714" calcext:value-type="float">
            <text:p>49873,7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5967.7777777778" calcext:value-type="float">
            <text:p>25967,777777777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80" calcext:value-type="float">
            <text:p>38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2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6307" calcext:value-type="float">
            <text:p>626307</text:p>
          </table:table-cell>
          <table:table-cell office:value-type="float" office:value="51577" calcext:value-type="float">
            <text:p>51577</text:p>
          </table:table-cell>
          <table:table-cell office:value-type="float" office:value="58127.279" calcext:value-type="float">
            <text:p>58127,2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788.5" calcext:value-type="float">
            <text:p>25788,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30" calcext:value-type="float">
            <text:p>83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5348" calcext:value-type="float">
            <text:p>525348</text:p>
          </table:table-cell>
          <table:table-cell office:value-type="float" office:value="46696" calcext:value-type="float">
            <text:p>46696</text:p>
          </table:table-cell>
          <table:table-cell office:value-type="float" office:value="49824.632" calcext:value-type="float">
            <text:p>49824,6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20302.6086956522" calcext:value-type="float">
            <text:p>20302,608695652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90" calcext:value-type="float">
            <text:p>89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3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38" calcext:value-type="float">
            <text:p>16938</text:p>
          </table:table-cell>
          <table:table-cell office:value-type="float" office:value="13872.222" calcext:value-type="float">
            <text:p>13872,2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7057.5" calcext:value-type="float">
            <text:p>7057,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200" calcext:value-type="float">
            <text:p>120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996" calcext:value-type="float">
            <text:p>127996</text:p>
          </table:table-cell>
          <table:table-cell office:value-type="float" office:value="20897" calcext:value-type="float">
            <text:p>20897</text:p>
          </table:table-cell>
          <table:table-cell office:value-type="float" office:value="17114.643" calcext:value-type="float">
            <text:p>17114,6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48.5" calcext:value-type="float">
            <text:p>10448,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0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360" calcext:value-type="float">
            <text:p>68360</text:p>
          </table:table-cell>
          <table:table-cell office:value-type="float" office:value="25898" calcext:value-type="float">
            <text:p>25898</text:p>
          </table:table-cell>
          <table:table-cell office:value-type="float" office:value="23334.098" calcext:value-type="float">
            <text:p>23334,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14387.7777777778" calcext:value-type="float">
            <text:p>14387,777777777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0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0" calcext:value-type="float">
            <text:p>15520</text:p>
          </table:table-cell>
          <table:table-cell office:value-type="float" office:value="12710.88" calcext:value-type="float">
            <text:p>12710,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8622.22222222222" calcext:value-type="float">
            <text:p>8622,2222222222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211]*20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1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997" calcext:value-type="float">
            <text:p>8997</text:p>
          </table:table-cell>
          <table:table-cell office:value-type="float" office:value="16100" calcext:value-type="float">
            <text:p>16100</text:p>
          </table:table-cell>
          <table:table-cell office:value-type="float" office:value="13185.9" calcext:value-type="float">
            <text:p>13185,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6192.30769230769" calcext:value-type="float">
            <text:p>6192,3076923076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212]*20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0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53705" calcext:value-type="float">
            <text:p>553705</text:p>
          </table:table-cell>
          <table:table-cell office:value-type="float" office:value="40977" calcext:value-type="float">
            <text:p>40977</text:p>
          </table:table-cell>
          <table:table-cell office:value-type="float" office:value="40337.7588" calcext:value-type="float">
            <text:p>40337,75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2765" calcext:value-type="float">
            <text:p>2276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450" calcext:value-type="float">
            <text:p>450</text:p>
          </table:table-cell>
          <table:table-cell table:formula="of:=20+[.D213]*20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5925" calcext:value-type="float">
            <text:p>425925</text:p>
          </table:table-cell>
          <table:table-cell office:value-type="float" office:value="44370" calcext:value-type="float">
            <text:p>44370</text:p>
          </table:table-cell>
          <table:table-cell office:value-type="float" office:value="47342.79" calcext:value-type="float">
            <text:p>47342,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4650" calcext:value-type="float">
            <text:p>2465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50" calcext:value-type="float">
            <text:p>550</text:p>
          </table:table-cell>
          <table:table-cell table:formula="of:=20+[.D214]*20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90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4888" calcext:value-type="float">
            <text:p>544888</text:p>
          </table:table-cell>
          <table:table-cell office:value-type="float" office:value="43983" calcext:value-type="float">
            <text:p>43983</text:p>
          </table:table-cell>
          <table:table-cell office:value-type="float" office:value="46929.861" calcext:value-type="float">
            <text:p>46929,8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15708.2142857143" calcext:value-type="float">
            <text:p>15708,214285714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700" calcext:value-type="float">
            <text:p>700</text:p>
          </table:table-cell>
          <table:table-cell table:formula="of:=20+[.D215]*20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5909" calcext:value-type="float">
            <text:p>505909</text:p>
          </table:table-cell>
          <table:table-cell office:value-type="float" office:value="45580" calcext:value-type="float">
            <text:p>45580</text:p>
          </table:table-cell>
          <table:table-cell office:value-type="float" office:value="48633.86" calcext:value-type="float">
            <text:p>48633,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9817.3913043478" calcext:value-type="float">
            <text:p>19817,391304347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790" calcext:value-type="float">
            <text:p>790</text:p>
          </table:table-cell>
          <table:table-cell table:formula="of:=20+[.D216]*20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3750" calcext:value-type="float">
            <text:p>493750</text:p>
          </table:table-cell>
          <table:table-cell office:value-type="float" office:value="45375" calcext:value-type="float">
            <text:p>45375</text:p>
          </table:table-cell>
          <table:table-cell office:value-type="float" office:value="48415.125" calcext:value-type="float">
            <text:p>48415,1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17451.9230769231" calcext:value-type="float">
            <text:p>17451,923076923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900" calcext:value-type="float">
            <text:p>900</text:p>
          </table:table-cell>
          <table:table-cell table:formula="of:=20+[.D217]*20"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0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5843" calcext:value-type="float">
            <text:p>475843</text:p>
          </table:table-cell>
          <table:table-cell office:value-type="float" office:value="52500" calcext:value-type="float">
            <text:p>52500</text:p>
          </table:table-cell>
          <table:table-cell office:value-type="float" office:value="59167.5" calcext:value-type="float">
            <text:p>59167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9166.6666666667" calcext:value-type="float">
            <text:p>29166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400" calcext:value-type="float">
            <text:p>1400</text:p>
          </table:table-cell>
          <table:table-cell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1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051" calcext:value-type="float">
            <text:p>57051</text:p>
          </table:table-cell>
          <table:table-cell office:value-type="float" office:value="19651" calcext:value-type="float">
            <text:p>19651</text:p>
          </table:table-cell>
          <table:table-cell office:value-type="float" office:value="16094.169" calcext:value-type="float">
            <text:p>16094,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25.5" calcext:value-type="float">
            <text:p>9825,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0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8" calcext:value-type="float">
            <text:p>14718</text:p>
          </table:table-cell>
          <table:table-cell office:value-type="float" office:value="12054.042" calcext:value-type="float">
            <text:p>12054,0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008.57142857143" calcext:value-type="float">
            <text:p>7008,5714285714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650" calcext:value-type="float">
            <text:p>650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2518" calcext:value-type="float">
            <text:p>442518</text:p>
          </table:table-cell>
          <table:table-cell office:value-type="float" office:value="43347" calcext:value-type="float">
            <text:p>43347</text:p>
          </table:table-cell>
          <table:table-cell office:value-type="float" office:value="46251.249" calcext:value-type="float">
            <text:p>46251,2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4081.6666666667" calcext:value-type="float">
            <text:p>24081,666666666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8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19977" calcext:value-type="float">
            <text:p>419977</text:p>
          </table:table-cell>
          <table:table-cell office:value-type="float" office:value="43150" calcext:value-type="float">
            <text:p>43150</text:p>
          </table:table-cell>
          <table:table-cell office:value-type="float" office:value="42476.86" calcext:value-type="float">
            <text:p>42476,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17260" calcext:value-type="float">
            <text:p>1726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09238" calcext:value-type="float">
            <text:p>709238</text:p>
          </table:table-cell>
          <table:table-cell office:value-type="float" office:value="53782" calcext:value-type="float">
            <text:p>53782</text:p>
          </table:table-cell>
          <table:table-cell office:value-type="float" office:value="60612.314" calcext:value-type="float">
            <text:p>60612,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1512.8" calcext:value-type="float">
            <text:p>21512,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3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24366" calcext:value-type="float">
            <text:p>724366</text:p>
          </table:table-cell>
          <table:table-cell office:value-type="float" office:value="50638" calcext:value-type="float">
            <text:p>50638</text:p>
          </table:table-cell>
          <table:table-cell office:value-type="float" office:value="57069.026" calcext:value-type="float">
            <text:p>57069,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319" calcext:value-type="float">
            <text:p>2531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568" calcext:value-type="float">
            <text:p>568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2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604" calcext:value-type="float">
            <text:p>125604</text:p>
          </table:table-cell>
          <table:table-cell office:value-type="float" office:value="21670" calcext:value-type="float">
            <text:p>21670</text:p>
          </table:table-cell>
          <table:table-cell office:value-type="float" office:value="18835.564" calcext:value-type="float">
            <text:p>18835,5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8668" calcext:value-type="float">
            <text:p>866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78" calcext:value-type="float">
            <text:p>378</text:p>
          </table:table-cell>
          <table:table-cell office:value-type="float" office:value="130" calcext:value-type="float">
            <text:p>1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1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4335" calcext:value-type="float">
            <text:p>474335</text:p>
          </table:table-cell>
          <table:table-cell office:value-type="float" office:value="44454" calcext:value-type="float">
            <text:p>44454</text:p>
          </table:table-cell>
          <table:table-cell office:value-type="float" office:value="47432.418" calcext:value-type="float">
            <text:p>47432,4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21168.5714285714" calcext:value-type="float">
            <text:p>21168,571428571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40" calcext:value-type="float">
            <text:p>540</text:p>
          </table:table-cell>
          <table:table-cell office:value-type="float" office:value="130" calcext:value-type="float">
            <text:p>1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4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751" calcext:value-type="float">
            <text:p>79751</text:p>
          </table:table-cell>
          <table:table-cell office:value-type="float" office:value="13300" calcext:value-type="float">
            <text:p>13300</text:p>
          </table:table-cell>
          <table:table-cell office:value-type="float" office:value="9903.18" calcext:value-type="float">
            <text:p>9903,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5320" calcext:value-type="float">
            <text:p>5320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1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19405" calcext:value-type="float">
            <text:p>419405</text:p>
          </table:table-cell>
          <table:table-cell office:value-type="float" office:value="44266" calcext:value-type="float">
            <text:p>44266</text:p>
          </table:table-cell>
          <table:table-cell office:value-type="float" office:value="47231.822" calcext:value-type="float">
            <text:p>47231,8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17706.4" calcext:value-type="float">
            <text:p>17706,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4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63724" calcext:value-type="float">
            <text:p>1063724</text:p>
          </table:table-cell>
          <table:table-cell office:value-type="float" office:value="82373" calcext:value-type="float">
            <text:p>82373</text:p>
          </table:table-cell>
          <table:table-cell office:value-type="float" office:value="98847.6" calcext:value-type="float">
            <text:p>98847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5814.347826087" calcext:value-type="float">
            <text:p>35814,347826087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60" calcext:value-type="float">
            <text:p>560</text:p>
          </table:table-cell>
          <table:table-cell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0910" calcext:value-type="float">
            <text:p>500910</text:p>
          </table:table-cell>
          <table:table-cell office:value-type="float" office:value="46681" calcext:value-type="float">
            <text:p>46681</text:p>
          </table:table-cell>
          <table:table-cell office:value-type="float" office:value="49808.627" calcext:value-type="float">
            <text:p>49808,6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5933.8888888889" calcext:value-type="float">
            <text:p>25933,8888888889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390" calcext:value-type="float">
            <text:p>2390</text:p>
          </table:table-cell>
          <table:table-cell office:value-type="float" office:value="135" calcext:value-type="float">
            <text:p>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3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7480" calcext:value-type="float">
            <text:p>117480</text:p>
          </table:table-cell>
          <table:table-cell office:value-type="float" office:value="20485" calcext:value-type="float">
            <text:p>20485</text:p>
          </table:table-cell>
          <table:table-cell office:value-type="float" office:value="16777.215" calcext:value-type="float">
            <text:p>16777,2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8194" calcext:value-type="float">
            <text:p>819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231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0193" calcext:value-type="float">
            <text:p>550193</text:p>
          </table:table-cell>
          <table:table-cell office:value-type="float" office:value="53840" calcext:value-type="float">
            <text:p>53840</text:p>
          </table:table-cell>
          <table:table-cell office:value-type="float" office:value="60677.68" calcext:value-type="float">
            <text:p>60677,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9911.1111111111" calcext:value-type="float">
            <text:p>29911,111111111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40" calcext:value-type="float">
            <text:p>340</text:p>
          </table:table-cell>
          <table:table-cell table:formula="of:=20+[.D232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1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463" calcext:value-type="float">
            <text:p>75463</text:p>
          </table:table-cell>
          <table:table-cell office:value-type="float" office:value="39623" calcext:value-type="float">
            <text:p>39623</text:p>
          </table:table-cell>
          <table:table-cell office:value-type="float" office:value="39004.8812" calcext:value-type="float">
            <text:p>39004,88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7227.3913043478" calcext:value-type="float">
            <text:p>17227,391304347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56" calcext:value-type="float">
            <text:p>356</text:p>
          </table:table-cell>
          <table:table-cell table:formula="of:=20+[.D233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6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5366" calcext:value-type="float">
            <text:p>485366</text:p>
          </table:table-cell>
          <table:table-cell office:value-type="float" office:value="43088" calcext:value-type="float">
            <text:p>43088</text:p>
          </table:table-cell>
          <table:table-cell office:value-type="float" office:value="42415.8272" calcext:value-type="float">
            <text:p>42415,8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16572.3076923077" calcext:value-type="float">
            <text:p>16572,3076923077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435" calcext:value-type="float">
            <text:p>435</text:p>
          </table:table-cell>
          <table:table-cell table:formula="of:=20+[.D234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1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6008" calcext:value-type="float">
            <text:p>126008</text:p>
          </table:table-cell>
          <table:table-cell office:value-type="float" office:value="20418" calcext:value-type="float">
            <text:p>20418</text:p>
          </table:table-cell>
          <table:table-cell office:value-type="float" office:value="16722.342" calcext:value-type="float">
            <text:p>16722,3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06" calcext:value-type="float">
            <text:p>6806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30" calcext:value-type="float">
            <text:p>530</text:p>
          </table:table-cell>
          <table:table-cell table:formula="of:=20+[.D235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9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5034" calcext:value-type="float">
            <text:p>545034</text:p>
          </table:table-cell>
          <table:table-cell office:value-type="float" office:value="43172" calcext:value-type="float">
            <text:p>43172</text:p>
          </table:table-cell>
          <table:table-cell office:value-type="float" office:value="42498.5168" calcext:value-type="float">
            <text:p>42498,51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3984.4444444444" calcext:value-type="float">
            <text:p>23984,444444444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70" calcext:value-type="float">
            <text:p>670</text:p>
          </table:table-cell>
          <table:table-cell table:formula="of:=20+[.D236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9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5519" calcext:value-type="float">
            <text:p>125519</text:p>
          </table:table-cell>
          <table:table-cell office:value-type="float" office:value="27179" calcext:value-type="float">
            <text:p>27179</text:p>
          </table:table-cell>
          <table:table-cell office:value-type="float" office:value="25064.4738" calcext:value-type="float">
            <text:p>25064,4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0906.9230769231" calcext:value-type="float">
            <text:p>20906,923076923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00" calcext:value-type="float">
            <text:p>800</text:p>
          </table:table-cell>
          <table:table-cell table:formula="of:=20+[.D237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8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84030" calcext:value-type="float">
            <text:p>484030</text:p>
          </table:table-cell>
          <table:table-cell office:value-type="float" office:value="55205" calcext:value-type="float">
            <text:p>55205</text:p>
          </table:table-cell>
          <table:table-cell office:value-type="float" office:value="62216.035" calcext:value-type="float">
            <text:p>62216,0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26288.0952380952" calcext:value-type="float">
            <text:p>26288,095238095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00" calcext:value-type="float">
            <text:p>800</text:p>
          </table:table-cell>
          <table:table-cell table:formula="of:=20+[.D238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7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5597" calcext:value-type="float">
            <text:p>75597</text:p>
          </table:table-cell>
          <table:table-cell office:value-type="float" office:value="19587" calcext:value-type="float">
            <text:p>19587</text:p>
          </table:table-cell>
          <table:table-cell office:value-type="float" office:value="16041.753" calcext:value-type="float">
            <text:p>16041,7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29" calcext:value-type="float">
            <text:p>652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240" calcext:value-type="float">
            <text:p>1240</text:p>
          </table:table-cell>
          <table:table-cell table:formula="of:=20+[.D239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0930" calcext:value-type="float">
            <text:p>120930</text:p>
          </table:table-cell>
          <table:table-cell office:value-type="float" office:value="28030" calcext:value-type="float">
            <text:p>28030</text:p>
          </table:table-cell>
          <table:table-cell office:value-type="float" office:value="25849.266" calcext:value-type="float">
            <text:p>25849,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1561.5384615385" calcext:value-type="float">
            <text:p>21561,538461538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340" calcext:value-type="float">
            <text:p>1340</text:p>
          </table:table-cell>
          <table:table-cell table:formula="of:=20+[.D240]*20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0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1723" calcext:value-type="float">
            <text:p>451723</text:p>
          </table:table-cell>
          <table:table-cell office:value-type="float" office:value="44306" calcext:value-type="float">
            <text:p>44306</text:p>
          </table:table-cell>
          <table:table-cell office:value-type="float" office:value="47274.502" calcext:value-type="float">
            <text:p>47274,5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21098.0952380952" calcext:value-type="float">
            <text:p>21098,095238095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79" calcext:value-type="float">
            <text:p>379</text:p>
          </table:table-cell>
          <table:table-cell office:value-type="float" office:value="145" calcext:value-type="float">
            <text:p>1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9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14808" calcext:value-type="float">
            <text:p>614808</text:p>
          </table:table-cell>
          <table:table-cell office:value-type="float" office:value="57801" calcext:value-type="float">
            <text:p>57801</text:p>
          </table:table-cell>
          <table:table-cell office:value-type="float" office:value="69361.2" calcext:value-type="float">
            <text:p>69361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22231.1538461538" calcext:value-type="float">
            <text:p>22231,153846153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550" calcext:value-type="float">
            <text:p>2550</text:p>
          </table:table-cell>
          <table:table-cell office:value-type="float" office:value="145" calcext:value-type="float">
            <text:p>1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3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0451" calcext:value-type="float">
            <text:p>420451</text:p>
          </table:table-cell>
          <table:table-cell office:value-type="float" office:value="40774" calcext:value-type="float">
            <text:p>40774</text:p>
          </table:table-cell>
          <table:table-cell office:value-type="float" office:value="40137.9256" calcext:value-type="float">
            <text:p>40137,92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7727.8260869565" calcext:value-type="float">
            <text:p>17727,826086956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90" calcext:value-type="float">
            <text:p>590</text:p>
          </table:table-cell>
          <table:table-cell office:value-type="float" office:value="150" calcext:value-type="float">
            <text:p>1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17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70842" calcext:value-type="float">
            <text:p>1070842</text:p>
          </table:table-cell>
          <table:table-cell office:value-type="float" office:value="82153" calcext:value-type="float">
            <text:p>82153</text:p>
          </table:table-cell>
          <table:table-cell office:value-type="float" office:value="98583.6" calcext:value-type="float">
            <text:p>98583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5718.6956521739" calcext:value-type="float">
            <text:p>35718,6956521739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1600" calcext:value-type="float">
            <text:p>1600</text:p>
          </table:table-cell>
          <table:table-cell office:value-type="float" office:value="150" calcext:value-type="float">
            <text:p>1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9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9557" calcext:value-type="float">
            <text:p>529557</text:p>
          </table:table-cell>
          <table:table-cell office:value-type="float" office:value="47996" calcext:value-type="float">
            <text:p>47996</text:p>
          </table:table-cell>
          <table:table-cell office:value-type="float" office:value="54091.492" calcext:value-type="float">
            <text:p>54091,4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1997.3333333333" calcext:value-type="float">
            <text:p>31997,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40" calcext:value-type="float">
            <text:p>340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6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04682" calcext:value-type="float">
            <text:p>704682</text:p>
          </table:table-cell>
          <table:table-cell office:value-type="float" office:value="55293" calcext:value-type="float">
            <text:p>55293</text:p>
          </table:table-cell>
          <table:table-cell office:value-type="float" office:value="62315.211" calcext:value-type="float">
            <text:p>62315,2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21266.5384615385" calcext:value-type="float">
            <text:p>21266,538461538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7500" calcext:value-type="float">
            <text:p>7500</text:p>
          </table:table-cell>
          <table:table-cell office:value-type="float" office:value="155" calcext:value-type="float">
            <text:p>1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69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88" calcext:value-type="float">
            <text:p>9588</text:p>
          </table:table-cell>
          <table:table-cell office:value-type="float" office:value="15228" calcext:value-type="float">
            <text:p>15228</text:p>
          </table:table-cell>
          <table:table-cell office:value-type="float" office:value="12471.732" calcext:value-type="float">
            <text:p>12471,7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6091.2" calcext:value-type="float">
            <text:p>6091,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247]*20" office:value-type="float" office:value="160" calcext:value-type="float">
            <text:p>1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1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04" calcext:value-type="float">
            <text:p>5304</text:p>
          </table:table-cell>
          <table:table-cell office:value-type="float" office:value="39639" calcext:value-type="float">
            <text:p>39639</text:p>
          </table:table-cell>
          <table:table-cell office:value-type="float" office:value="39020.6316" calcext:value-type="float">
            <text:p>39020,63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8875.7142857143" calcext:value-type="float">
            <text:p>18875,714285714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655" calcext:value-type="float">
            <text:p>655</text:p>
          </table:table-cell>
          <table:table-cell table:formula="of:=20+[.D248]*20" office:value-type="float" office:value="160" calcext:value-type="float">
            <text:p>1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39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2115" calcext:value-type="float">
            <text:p>462115</text:p>
          </table:table-cell>
          <table:table-cell office:value-type="float" office:value="41787" calcext:value-type="float">
            <text:p>41787</text:p>
          </table:table-cell>
          <table:table-cell office:value-type="float" office:value="41135.1228" calcext:value-type="float">
            <text:p>41135,12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8168.2608695652" calcext:value-type="float">
            <text:p>18168,2608695652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065" calcext:value-type="float">
            <text:p>2065</text:p>
          </table:table-cell>
          <table:table-cell table:formula="of:=20+[.D249]*20" office:value-type="float" office:value="160" calcext:value-type="float">
            <text:p>1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4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5364" calcext:value-type="float">
            <text:p>605364</text:p>
          </table:table-cell>
          <table:table-cell office:value-type="float" office:value="53028" calcext:value-type="float">
            <text:p>53028</text:p>
          </table:table-cell>
          <table:table-cell office:value-type="float" office:value="59762.556" calcext:value-type="float">
            <text:p>59762,5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23055.652173913" calcext:value-type="float">
            <text:p>23055,65217391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530" calcext:value-type="float">
            <text:p>5530</text:p>
          </table:table-cell>
          <table:table-cell table:formula="of:=20+[.D250]*20" office:value-type="float" office:value="160" calcext:value-type="float">
            <text:p>16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3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6850" calcext:value-type="float">
            <text:p>16850</text:p>
          </table:table-cell>
          <table:table-cell office:value-type="float" office:value="13800.15" calcext:value-type="float">
            <text:p>13800,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7020.83333333333" calcext:value-type="float">
            <text:p>7020,83333333333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as de piscine</text:p>
          </table:table-cell>
          <table:table-cell office:value-type="float" office:value="850" calcext:value-type="float">
            <text:p>850</text:p>
          </table:table-cell>
          <table:table-cell office:value-type="float" office:value="165" calcext:value-type="float">
            <text:p>1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0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220" calcext:value-type="float">
            <text:p>124220</text:p>
          </table:table-cell>
          <table:table-cell office:value-type="float" office:value="39566" calcext:value-type="float">
            <text:p>39566</text:p>
          </table:table-cell>
          <table:table-cell office:value-type="float" office:value="38948.7704" calcext:value-type="float">
            <text:p>38948,77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1981.1111111111" calcext:value-type="float">
            <text:p>21981,1111111111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8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1696" calcext:value-type="float">
            <text:p>421696</text:p>
          </table:table-cell>
          <table:table-cell office:value-type="float" office:value="40712" calcext:value-type="float">
            <text:p>40712</text:p>
          </table:table-cell>
          <table:table-cell office:value-type="float" office:value="40076.8928" calcext:value-type="float">
            <text:p>40076,89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13132.9032258065" calcext:value-type="float">
            <text:p>13132,903225806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340" calcext:value-type="float">
            <text:p>1340</text:p>
          </table:table-cell>
          <table:table-cell office:value-type="float" office:value="165" calcext:value-type="float">
            <text:p>1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85230" calcext:value-type="float">
            <text:p>1785230</text:p>
          </table:table-cell>
          <table:table-cell office:value-type="float" office:value="78278" calcext:value-type="float">
            <text:p>78278</text:p>
          </table:table-cell>
          <table:table-cell office:value-type="float" office:value="93933.6" calcext:value-type="float">
            <text:p>93933,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3487.7777777778" calcext:value-type="float">
            <text:p>43487,777777777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3700" calcext:value-type="float">
            <text:p>3700</text:p>
          </table:table-cell>
          <table:table-cell office:value-type="float" office:value="165" calcext:value-type="float">
            <text:p>1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52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831" calcext:value-type="float">
            <text:p>60831</text:p>
          </table:table-cell>
          <table:table-cell office:value-type="float" office:value="19560" calcext:value-type="float">
            <text:p>19560</text:p>
          </table:table-cell>
          <table:table-cell office:value-type="float" office:value="16019.64" calcext:value-type="float">
            <text:p>16019,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80" calcext:value-type="float">
            <text:p>9780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1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2490" calcext:value-type="float">
            <text:p>482490</text:p>
          </table:table-cell>
          <table:table-cell office:value-type="float" office:value="52039" calcext:value-type="float">
            <text:p>52039</text:p>
          </table:table-cell>
          <table:table-cell office:value-type="float" office:value="58647.953" calcext:value-type="float">
            <text:p>58647,9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24780.4761904762" calcext:value-type="float">
            <text:p>24780,4761904762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1700" calcext:value-type="float">
            <text:p>1700</text:p>
          </table:table-cell>
          <table:table-cell office:value-type="float" office:value="170" calcext:value-type="float">
            <text:p>1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4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226" calcext:value-type="float">
            <text:p>119226</text:p>
          </table:table-cell>
          <table:table-cell office:value-type="float" office:value="22002" calcext:value-type="float">
            <text:p>22002</text:p>
          </table:table-cell>
          <table:table-cell office:value-type="float" office:value="19124.1384" calcext:value-type="float">
            <text:p>19124,13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8800.8" calcext:value-type="float">
            <text:p>8800,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950" calcext:value-type="float">
            <text:p>950</text:p>
          </table:table-cell>
          <table:table-cell office:value-type="float" office:value="180" calcext:value-type="float">
            <text:p>1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5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16511" calcext:value-type="float">
            <text:p>16511</text:p>
          </table:table-cell>
          <table:table-cell office:value-type="float" office:value="13522.509" calcext:value-type="float">
            <text:p>13522,5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862.38095238095" calcext:value-type="float">
            <text:p>7862,3809523809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table:formula="of:=20+[.D258]*20" office:value-type="float" office:value="180" calcext:value-type="float">
            <text:p>1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4906" calcext:value-type="float">
            <text:p>74906</text:p>
          </table:table-cell>
          <table:table-cell office:value-type="float" office:value="19641" calcext:value-type="float">
            <text:p>19641</text:p>
          </table:table-cell>
          <table:table-cell office:value-type="float" office:value="16085.979" calcext:value-type="float">
            <text:p>16085,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20.5" calcext:value-type="float">
            <text:p>9820,5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50" calcext:value-type="float">
            <text:p>850</text:p>
          </table:table-cell>
          <table:table-cell table:formula="of:=20+[.D259]*20" office:value-type="float" office:value="180" calcext:value-type="float">
            <text:p>1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0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2575" calcext:value-type="float">
            <text:p>502575</text:p>
          </table:table-cell>
          <table:table-cell office:value-type="float" office:value="45611" calcext:value-type="float">
            <text:p>45611</text:p>
          </table:table-cell>
          <table:table-cell office:value-type="float" office:value="48666.937" calcext:value-type="float">
            <text:p>48666,9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19830.8695652174" calcext:value-type="float">
            <text:p>19830,8695652174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5600" calcext:value-type="float">
            <text:p>5600</text:p>
          </table:table-cell>
          <table:table-cell office:value-type="float" office:value="185" calcext:value-type="float">
            <text:p>1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0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9190" calcext:value-type="float">
            <text:p>549190</text:p>
          </table:table-cell>
          <table:table-cell office:value-type="float" office:value="43003" calcext:value-type="float">
            <text:p>43003</text:p>
          </table:table-cell>
          <table:table-cell office:value-type="float" office:value="42332.1532" calcext:value-type="float">
            <text:p>42332,15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23890.5555555556" calcext:value-type="float">
            <text:p>23890,5555555556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900" calcext:value-type="float">
            <text:p>900</text:p>
          </table:table-cell>
          <table:table-cell office:value-type="float" office:value="205" calcext:value-type="float">
            <text:p>2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072" calcext:value-type="float">
            <text:p>120072</text:p>
          </table:table-cell>
          <table:table-cell office:value-type="float" office:value="19816" calcext:value-type="float">
            <text:p>19816</text:p>
          </table:table-cell>
          <table:table-cell office:value-type="float" office:value="16229.304" calcext:value-type="float">
            <text:p>16229,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08" calcext:value-type="float">
            <text:p>9908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5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8362" calcext:value-type="float">
            <text:p>88362</text:p>
          </table:table-cell>
          <table:table-cell office:value-type="float" office:value="22174" calcext:value-type="float">
            <text:p>22174</text:p>
          </table:table-cell>
          <table:table-cell office:value-type="float" office:value="19273.6408" calcext:value-type="float">
            <text:p>19273,64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91.33333333333" calcext:value-type="float">
            <text:p>7391,33333333333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880" calcext:value-type="float">
            <text:p>880</text:p>
          </table:table-cell>
          <table:table-cell office:value-type="float" office:value="220" calcext:value-type="float">
            <text:p>2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01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932" calcext:value-type="float">
            <text:p>67932</text:p>
          </table:table-cell>
          <table:table-cell office:value-type="float" office:value="19747" calcext:value-type="float">
            <text:p>19747</text:p>
          </table:table-cell>
          <table:table-cell office:value-type="float" office:value="16172.793" calcext:value-type="float">
            <text:p>16172,7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73.5" calcext:value-type="float">
            <text:p>9873,5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8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86483" calcext:value-type="float">
            <text:p>486483</text:p>
          </table:table-cell>
          <table:table-cell office:value-type="float" office:value="55238" calcext:value-type="float">
            <text:p>55238</text:p>
          </table:table-cell>
          <table:table-cell office:value-type="float" office:value="62253.226" calcext:value-type="float">
            <text:p>62253,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30687.7777777778" calcext:value-type="float">
            <text:p>30687,777777777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jardin</text:p>
          </table:table-cell>
          <table:table-cell office:value-type="string" calcext:value-type="string">
            <text:p>piscine</text:p>
          </table:table-cell>
          <table:table-cell office:value-type="float" office:value="2010" calcext:value-type="float">
            <text:p>2010</text:p>
          </table:table-cell>
          <table:table-cell office:value-type="float" office:value="230" calcext:value-type="float">
            <text:p>2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44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8264" calcext:value-type="float">
            <text:p>98264</text:p>
          </table:table-cell>
          <table:table-cell office:value-type="float" office:value="20937" calcext:value-type="float">
            <text:p>20937</text:p>
          </table:table-cell>
          <table:table-cell office:value-type="float" office:value="17147.403" calcext:value-type="float">
            <text:p>17147,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8374.8" calcext:value-type="float">
            <text:p>8374,8</text:p>
          </table:table-cell>
          <table:table-cell table:formula="of:=ROUND(RAND()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24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0601" calcext:value-type="float">
            <text:p>10601</text:p>
          </table:table-cell>
          <table:table-cell office:value-type="float" office:value="5300.5" calcext:value-type="float">
            <text:p>530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01" calcext:value-type="float">
            <text:p>10601</text:p>
          </table:table-cell>
          <table:table-cell table:formula="of:=ROUND(RAND()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tement</text:p>
          </table:table-cell>
          <table:table-cell office:value-type="string" calcext:value-type="string">
            <text:p>pas de jardin</text:p>
          </table:table-cell>
          <table:table-cell office:value-type="string" calcext:value-type="string">
            <text:p>pas de piscine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1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Feuille1.$A$1" table:cell-range-address="$Feuille1.$A$1:.$V$267"/>
        </table:named-expressions>
      </table:table>
      <table:named-expressions/>
      <table:database-ranges>
        <table:database-range table:name="__Anonymous_Sheet_DB__0" table:target-range-address="Feuille1.A1:Feuille1.W2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4:03:29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09:13:29.163000000</meta:creation-date>
    <dc:date>2020-07-29T14:03:57.177000000</dc:date>
    <meta:editing-cycles>10</meta:editing-cycles>
    <meta:editing-duration>PT20M23S</meta:editing-duration>
    <meta:generator>LibreOffice/5.4.6.2$Windows_X86_64 LibreOffice_project/4014ce260a04f1026ba855d3b8d91541c224eab8</meta:generator>
    <meta:document-statistic meta:table-count="1" meta:cell-count="6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15.991cm" svg:height="9.001cm" xlink:href=".." xlink:type="simple" chart:class="chart:scatter" chart:style-name="ch1">
        <chart:legend chart:legend-position="end" svg:x="12.934cm" svg:y="4.201cm" style:legend-expansion="high" chart:style-name="ch2"/>
        <chart:plot-area chart:style-name="ch3" table:cell-range-address="Feuille1.W1:Feuille1.W267" chart:data-source-has-labels="row" svg:x="0.319cm" svg:y="0.18cm" svg:width="12.296cm" svg:height="8.641cm">
          <chartooo:coordinate-region svg:x="1.496cm" svg:y="0.379cm" svg:width="10.839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W2:Feuille1.W267" chart:label-cell-address="Feuille1.W1:Feuille1.W1" chart:class="chart:scatter">
            <chart:data-point chart:repeated="26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PERF_LOG</text:p>
                <draw:g>
                  <svg:desc>Feuille1.W1:Feuille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Feuille1.W2:Feuille1.W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000">
                <text:p>4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